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a942"/>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4a942" fo:background-color="transparent"/>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a0700"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cae5"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a7ebb" style:font-style-asian="normal" style:font-weight-asian="normal" style:font-style-complex="normal" style:font-weight-complex="normal"/>
    </style:style>
    <style:style style:name="P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0df35e" style:font-style-asian="normal" style:font-weight-asian="normal" style:font-style-complex="normal" style:font-weight-complex="normal"/>
    </style:style>
    <style:style style:name="P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14a942"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bfea1"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fea1" officeooo:paragraph-rsid="000c2bef"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6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0f09a6" style:font-style-asian="normal" style:font-weight-asian="normal" style:font-style-complex="normal" style:font-weight-complex="normal"/>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09a6" officeooo:paragraph-rsid="001a0700" style:font-style-asian="normal" style:font-weight-asian="normal" style:font-style-complex="normal" style:font-weight-complex="normal"/>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f8fb0" officeooo:paragraph-rsid="000f8fb0"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93c4" officeooo:paragraph-rsid="002193c4" style:font-style-asian="normal" style:font-weight-asian="normal" style:font-style-complex="normal" style:font-weight-complex="normal"/>
    </style:style>
    <style:style style:name="P7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3dc9" officeooo:paragraph-rsid="001e3dc9"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color="#0000ff"/>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loext:graphic-properties draw:fill="solid" draw:fill-color="#eeeeee" draw:opacity="100%"/>
      <style:paragraph-properties fo:background-color="#eeeeee"/>
      <style:text-properties fo:language="ru" fo:country="RU"/>
    </style:style>
    <style:style style:name="P11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6" style:family="paragraph" style:parent-style-name="Text_20_body">
      <style:text-properties fo:language="en" fo:country="US"/>
    </style:style>
    <style:style style:name="P117" style:family="paragraph" style:parent-style-name="Text_20_body">
      <loext:graphic-properties draw:fill="solid" draw:fill-color="#eeeeee" draw:opacity="100%"/>
      <style:paragraph-properties fo:background-color="#eeeeee"/>
    </style:style>
    <style:style style:name="P118" style:family="paragraph" style:parent-style-name="First_20_line_20_indent">
      <loext:graphic-properties draw:fill="solid" draw:fill-color="#eeeeee" draw:opacity="100%"/>
      <style:paragraph-properties fo:background-color="#eeeeee"/>
      <style:text-properties fo:language="ru" fo:country="RU"/>
    </style:style>
    <style:style style:name="P11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fo:color="#800000"/>
    </style:style>
    <style:style style:name="P12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in" fo:margin-right="0in" fo:text-align="center"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4" style:family="paragraph" style:parent-style-name="Footnote">
      <style:paragraph-properties fo:margin-left="0in" fo:margin-right="0in" fo:text-indent="0in" style:auto-text-indent="false"/>
      <style:text-properties fo:language="en" fo:country="US"/>
    </style:style>
    <style:style style:name="P135" style:family="paragraph" style:parent-style-name="Footnote">
      <style:text-properties fo:language="en" fo:country="US"/>
    </style:style>
    <style:style style:name="P136" style:family="paragraph" style:parent-style-name="Footnote">
      <style:text-properties fo:language="ru" fo:country="RU"/>
    </style:style>
    <style:style style:name="P137" style:family="paragraph" style:parent-style-name="Footnot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1e3dc9" officeooo:paragraph-rsid="0021e90e" fo:background-color="transparent" style:font-style-asian="normal" style:font-weight-asian="normal" style:font-style-complex="normal" style:font-weight-complex="normal"/>
    </style:style>
    <style:style style:name="P15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239950" style:font-style-asian="normal" style:font-weight-asian="normal" style:font-style-complex="normal" style:font-weight-complex="normal"/>
    </style:style>
    <style:style style:name="P15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272052" style:font-style-asian="normal" style:font-weight-asian="normal" style:font-style-complex="normal" style:font-weight-complex="normal"/>
    </style:style>
    <style:style style:name="P15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239950" officeooo:paragraph-rsid="00239950" style:font-style-asian="normal" style:font-weight-asian="normal" style:font-style-complex="normal" style:font-weight-complex="normal"/>
    </style:style>
    <style:style style:name="P15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239950" officeooo:paragraph-rsid="00281240" style:font-style-asian="normal" style:font-weight-asian="normal" style:font-style-complex="normal" style:font-weight-complex="normal"/>
    </style:style>
    <style:style style:name="P15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64" style:family="paragraph" style:parent-style-name="Heading_20_1">
      <loext:graphic-properties draw:fill="solid" draw:fill-color="#eeeeee" draw:opacity="100%"/>
      <style:paragraph-properties fo:background-color="#eeeee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2">
      <style:text-properties fo:language="en" fo:country="US"/>
    </style:style>
    <style:style style:name="P167" style:family="paragraph" style:parent-style-name="Heading_20_2">
      <style:text-properties fo:language="ru" fo:country="RU"/>
    </style:style>
    <style:style style:name="P168" style:family="paragraph" style:parent-style-name="Heading_20_2">
      <loext:graphic-properties draw:fill="solid" draw:fill-color="#eeeeee" draw:opacity="100%"/>
      <style:paragraph-properties fo:background-color="#eeeeee"/>
      <style:text-properties fo:language="ru" fo:country="RU"/>
    </style:style>
    <style:style style:name="P169"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officeooo:rsid="000f8fb0"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4b0c1"/>
    </style:style>
    <style:style style:name="T10" style:family="text">
      <style:text-properties fo:language="ru" fo:country="RU" officeooo:rsid="001526c7"/>
    </style:style>
    <style:style style:name="T11" style:family="text">
      <style:text-properties fo:language="ru" fo:country="RU" officeooo:rsid="001a0700"/>
    </style:style>
    <style:style style:name="T12" style:family="text">
      <style:text-properties fo:language="ru" fo:country="RU" officeooo:rsid="0021e90e"/>
    </style:style>
    <style:style style:name="T13" style:family="text">
      <style:text-properties fo:language="ru" fo:country="RU" officeooo:rsid="00272052"/>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background-color="transparent" loext:char-shading-value="0"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background-color="transparent" loext:char-shading-value="0" style:font-style-asian="normal" style:font-style-complex="normal"/>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background-color="transparent" loext:char-shading-value="0"/>
    </style:style>
    <style:style style:name="T30" style:family="text">
      <style:text-properties fo:color="#800000" fo:language="en" fo:country="US"/>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loext:char-shading-value="0"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officeooo:rsid="0014b0c1" fo:background-color="transparent" loext:char-shading-value="0"/>
    </style:style>
    <style:style style:name="T54" style:family="text">
      <style:text-properties officeooo:rsid="001e3dc9" fo:background-color="transparent" loext:char-shading-value="0"/>
    </style:style>
    <style:style style:name="T55" style:family="text">
      <style:text-properties officeooo:rsid="00239950" fo:background-color="transparent" loext:char-shading-value="0"/>
    </style:style>
    <style:style style:name="T56" style:family="text">
      <style:text-properties officeooo:rsid="002636f6" fo:background-color="transparent" loext:char-shading-value="0"/>
    </style:style>
    <style:style style:name="T57" style:family="text">
      <style:text-properties officeooo:rsid="00272052" fo:background-color="transparent" loext:char-shading-value="0"/>
    </style:style>
    <style:style style:name="T58" style:family="text">
      <style:text-properties officeooo:rsid="00281240"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color="#0066cc"/>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color="#ff0000"/>
    </style:style>
    <style:style style:name="T77" style:family="text">
      <style:text-properties officeooo:rsid="00049660"/>
    </style:style>
    <style:style style:name="T78" style:family="text">
      <style:text-properties officeooo:rsid="0005755d"/>
    </style:style>
    <style:style style:name="T79" style:family="text">
      <style:text-properties officeooo:rsid="0006cae5"/>
    </style:style>
    <style:style style:name="T80" style:family="text">
      <style:text-properties officeooo:rsid="00088648"/>
    </style:style>
    <style:style style:name="T81" style:family="text">
      <style:text-properties officeooo:rsid="000ae86a"/>
    </style:style>
    <style:style style:name="T82" style:family="text">
      <style:text-properties officeooo:rsid="000c2bef"/>
    </style:style>
    <style:style style:name="T83" style:family="text">
      <style:text-properties officeooo:rsid="000ed2f9"/>
    </style:style>
    <style:style style:name="T84" style:family="text">
      <style:text-properties officeooo:rsid="000f8fb0"/>
    </style:style>
    <style:style style:name="T85" style:family="text">
      <style:text-properties officeooo:rsid="0011bd6b"/>
    </style:style>
    <style:style style:name="T86" style:family="text">
      <style:text-properties officeooo:rsid="00137009"/>
    </style:style>
    <style:style style:name="T87" style:family="text">
      <style:text-properties officeooo:rsid="0014b0c1"/>
    </style:style>
    <style:style style:name="T88" style:family="text">
      <style:text-properties officeooo:rsid="0021e9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6">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0970515016287598"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6133304553375340484" text:style-name="L2">
        <text:list-item>
          <text:p text:style-name="P149">«Великие грифоны прошлого» - из канона (5<text:span text:style-name="T14">s8e)</text:span></text:p>
        </text:list-item>
        <text:list-item>
          <text:p text:style-name="P149">«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Природа Проклятий» - обмен</text:p>
        </text:list-item>
        <text:list-item>
          <text:p text:style-name="P149">«<text:span text:style-name="T52">Магия для Чайников</text:span>» - обмен</text:p>
        </text:list-item>
        <text:list-item>
          <text:p text:style-name="P149">«Энциклопедия Арканум» - обмен</text:p>
        </text:list-item>
        <text:list-item>
          <text:p text:style-name="P149">«О Гейсах» - обмен</text:p>
        </text:list-item>
        <text:list-item>
          <text:p text:style-name="P149">«<text:span text:style-name="T68">Тайны Тайных Наук</text:span>» - обмен</text:p>
        </text:list-item>
        <text:list-item>
          <text:p text:style-name="P150"><text:soft-page-break/>«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8091521037889223809"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text:soft-page-break/>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4">(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6" text:outline-level="2">1. Терра</text:h>
      <text:p text:style-name="P28">музыка - кондовая электронная, холодная и отчаянная (Electronics “Disappointed”)</text:p>
      <text:p text:style-name="P122">&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text:soft-page-break/>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3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5">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4">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4">RnD-</text:span><text:span text:style-name="T1">зоны</text:span><text:span text:style-name="T1"><text:note text:id="ftn3" text:note-class="footnote"><text:note-citation>3</text:note-citation><text:note-body><text:p text:style-name="P13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21">&lt;<text:span text:style-name="T26">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4"><text:span text:style-name="T14">&gt;\</text:span>Привет, Н<text:span text:style-name="T1">эш.</text:span> Это Макс.</text:p>
      <text:p text:style-name="P84"><text:span text:style-name="T14">&lt;\</text:span>Привет Макс. <text:span text:style-name="T1">Рад тебя видеть. Где ты отсутствовал три дня?</text:span></text:p>
      <text:p text:style-name="P84"><text:span text:style-name="T14">&gt;\</text:span><text:span text:style-name="T1">Неважно.</text:span><text:span text:style-name="T14"> </text:span>Выдай <text:span text:style-name="T1">общую </text:span>диагностику <text:span text:style-name="T1">на экран</text:span> в сжатом формате.</text:p>
      <text:p text:style-name="P26"/>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84"><text:span text:style-name="T14">&gt;\</text:span>Как называется наш проект?</text:p>
      <text:p text:style-name="P84"><text:span text:style-name="T14">&lt;\</text:span>Дайсон.</text:p>
      <text:p text:style-name="P84"><text:span text:style-name="T14">&gt;\</text:span>Сколько тебе лет?</text:p>
      <text:p text:style-name="P84"><text:span text:style-name="T14">&lt;\</text:span>Два года с начала запуска кластера.</text:p>
      <text:p text:style-name="P84"><text:span text:style-name="T14">&gt;\</text:span>Какой сейчас год?</text:p>
      <text:p text:style-name="P84"><text:span text:style-name="T14">&gt;\</text:span>202<text:span text:style-name="T1">1</text:span>-й.</text:p>
      <text:p text:style-name="P27"/>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4"><text:span text:style-name="T14">&gt;\</text:span>Н<text:span text:style-name="T1">эш</text:span>, отключи память <text:span text:style-name="T1">заданий</text:span> за последнюю неделю.</text:p>
      <text:p text:style-name="P84"><text:span text:style-name="T14">&lt;\</text:span>Выполнено.</text:p>
      <text:p text:style-name="P84"><text:span text:style-name="T1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4"><text:span text:style-name="T14">&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4">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4">&lt;\</text:span><text:span text:style-name="T1">Выполняю задачу</text:span>...</text:p>
      <text:p text:style-name="P85"><text:span text:style-name="T14">&lt;\</text:span>...</text:p>
      <text:p text:style-name="P85"><text:span text:style-name="T14">&lt;\</text:span>Решение:</text:p>
      <text:p text:style-name="P85"><text:span text:style-name="T1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4">:47.bmf»</text:span></text:p>
      <text:p text:style-name="P26"/>
      <text:p text:style-name="P35">&lt;<text:span text:style-name="T1">как-то говённо. Улучшить</text:span>&gt;</text:p>
      <text:p text:style-name="P43">Хм, не понял? Ч<text:span text:style-name="T1">ё</text:span> за хрень?</text:p>
      <text:p text:style-name="P43"/>
      <text:p text:style-name="P84"><text:span text:style-name="T14">&gt;</text:span>\<text:span text:style-name="T1">Нэш</text:span>, почему ты используешь жёсткие настройки <text:span text:style-name="T1">для решения задачи</text:span>?</text:p>
      <text:p text:style-name="P84"><text:span text:style-name="T14">&lt;\</text:span>Настройки правильные, <text:span text:style-name="T1">Макс</text:span>.</text:p>
      <text:p text:style-name="P27"/>
      <text:p text:style-name="P43">Хм. Кто-то из релиз-команды лажанулся <text:span text:style-name="T1">с бизнес-настройками</text:span><text:span text:style-name="T14">?</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7"/>
      <text:p text:style-name="P84"><text:span text:style-name="T14">&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3">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3">Ага, уже теплее.</text:p>
      <text:p text:style-name="P43"/>
      <text:p text:style-name="P84"><text:span text:style-name="T14">&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4">–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4">–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4">.</text:span></text:p>
      <text:p text:style-name="P92">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23">***</text:p>
      <text:p text:style-name="P123"/>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5">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6"><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6">Откуда-то тихо заиграла финальная мелодия из «Донни Дарко».<text:span text:style-name="T14">&lt;</text:span><text:span text:style-name="T71">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4">&lt;</text:span><text:span text:style-name="T26">месяц</text:span><text:span text:style-name="T14">&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5">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7">Музыка быстрая, тревожная, надорваная и печальная (Pet Shop Boys “So Hard” ?)</text:p>
      <text:p text:style-name="P30"/>
      <text:p text:style-name="P12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0"/>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6">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4">верх</text:span>…</text:p>
      <text:p text:style-name="P6">Тут м<text:span text:style-name="T14">еня, </text:span>наконец,<text:span text:style-name="T14"> стошнило. Буквально вывернуло наизнанку: из носа текло, в глазах стояли слёзы. </text:span></text:p>
      <text:p text:style-name="P6"><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6"><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6">Спи, сестра моя родная,<text:line-break/>Спи. Усни.<text:line-break/>Крыльями тебя укрою,<text:line-break/>Спи. Усни.</text:p><text:p text:style-name="P136"><text:tab/>В чаще тёмной волки воют,<text:line-break/>Спи. Усни.</text:p><text:p text:style-name="P136"><text:tab/>В мрачном замке духи ноют,<text:line-break/>Спи. Усни.</text:p><text:p text:style-name="P136"><text:tab/>Сказки вечность нам читает,<text:line-break/>Спи. Усни.<text:line-break/>День осенний угасает,<text:line-break/>Спи. Усни.<text:line-break/>Помни только в сне глубоком,</text:p><text:p text:style-name="P13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5">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5">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4">,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6"><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4">–</text:span> ТЫ!!! ТЫ!..</text:p>
      <text:p text:style-name="P6"><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lt;<text:span text:style-name="T2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oft-page-break/><text:span text:style-name="T14">3. </text:span>Кантерлот</text:h>
      <text:p text:style-name="P88">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3740603097999918472" text:style-name="L4">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4"><text:s/>Сколько страниц сегодня нахреначили?</text:p><text:p text:style-name="P135">– <text:span text:style-name="T1">Восемь, учитель!</text:span></text:p><text:p text:style-name="P135">– Отлично. Надиктую ещё две и сбегаешь за кофе.</text:p></text:note-body></text:note></text:span></text:p>
        </text:list-item>
      </text:list>
      <text:p text:style-name="P8"/>
      <text:p text:style-name="P12">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6"><text:soft-page-break/>Дискорд исчез. Последний раз драконикуса видели, когда он на своей маленькой и юркой колеснице удалялся в сторону Жеребячьих<text:span text:style-name="T25"> </text:span>гор.</text:p>
      <text:p text:style-name="P8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6">Я потянулся. Хватит на сегодня чтения. Настало время ежедневной прогулки по городу. Тем более, что у меня есть деньги.</text:p>
      <text:p text:style-name="P8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6">Так что даже на ремонт одежды и покупку необходимых в повседневной жизни мелочей у меня финансов не было. До недавнего времени. </text:p>
      <text:p text:style-name="P8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6"><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6"><text:span text:style-name="T14">Как раз на спуске в нижний </text:span><text:span text:style-name="T1">город</text:span><text:span text:style-name="T14">,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4">.</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4">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8"/>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4">За прошедшие дни я уже привык и к магии, и к разумным эквиноподобным и даже </text:span><text:span text:style-name="T1">к вегетарианскому рациону</text:span><text:span text:style-name="T14">.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5">–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5">Селестия нахмурилась и угрожающе подняла крылья.</text:p>
      <text:p text:style-name="P55"><text:span text:style-name="T14">– </text:span>Не забывай, человек, я — могущественный маг и правитель Эквестрии. Ко мне нужно относиться с должным уважением!</text:p>
      <text:p text:style-name="P55"><text:span text:style-name="T14">– </text:span>А то что? Превратишь в жабу? Сошлёшь на Луну? Убьёшь нахер?</text:p>
      <text:p text:style-name="P55">Аликорница сникла. Уши её опустились.</text:p>
      <text:p text:style-name="P55"><text:span text:style-name="T14">– </text:span>Макс, не надо... Ты же знаешь, я этого не сделаю.</text:p>
      <text:p text:style-name="P55"><text:soft-page-break/><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5"><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5"><text:span text:style-name="T14">Аликорница уселась н</text:span>а пол <text:span text:style-name="T14">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5"><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4">– </text:span>Вот, читай отсюда. <text:span text:style-name="T14">– а</text:span>ликорница подчеркнула абзац копытом.</text:p>
      <text:p text:style-name="P55"/>
      <text:p text:style-name="P57">***</text:p>
      <text:p text:style-name="P57"/>
      <text:p text:style-name="P7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5">Но величайшая справедливость юниверсума заключается в том, что не существует безвыходных положений. Всегда есть надежда.</text:p>
      <text:p text:style-name="P7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25">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2">Дискордовы</text:span>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text:span><text:span text:style-name="T12">жо</text:span><text:span text:style-name="T1">...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9">–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67" text:outline-level="2"><text:span text:style-name="T14">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text:soft-page-break/>–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62">Depeche Mode - Painkiller</text:span>&gt;</text:p>
      <text:p text:style-name="P7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text:soft-page-break/>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text:soft-page-break/>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66" text:outline-level="2">6. Стыд</text:h>
      <text:p text:style-name="P55"/>
      <text:p text:style-name="P75">~~~ Завтра на семь в библиотеке ~~~</text:p>
      <text:p text:style-name="P75"/>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text:soft-page-break/>–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3">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text:soft-page-break/>–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4">— умение делегировать полномочия. Вечером того же дня я села за письменный стол.</text:span></text:p>
      <text:p text:style-name="P49">“<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4">—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Тия&lt;<text:span text:style-name="T20">Селли !!!</text:span>&gt;. Если хочешь.</text:p>
      <text:p text:style-name="P55">– Хорошо. До встречи, Тия.</text:p>
      <text:p text:style-name="P55">– До встречи, Макс.</text:p>
      <text:p text:style-name="P55"/>
      <text:h text:style-name="Heading_20_2" text:outline-level="2"><text:span text:style-name="T1">8</text:span>. <text:span text:style-name="T14">40-6</text:span></text:h>
      <text:p text:style-name="P89">Mark Knopfler — Hill Farmers Blues — или на следующую главу (прощание)</text:p>
      <text:p text:style-name="P55"/>
      <text:p text:style-name="P7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5">Истончения </text:span>(быть может, к счастью). Всё, что я могу <text:span text:style-name="T14">— оставить тебе напутствие.</text:span></text:p>
      <text:p text:style-name="P75"><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5"><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5">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75">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5">Удачи!</text:p>
      <text:p text:style-name="P49"><text:soft-page-break/>…</text:p>
      <text:p text:style-name="P49"/>
      <text:p text:style-name="P55">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3">— вся архитектура явно </text:span><text:span text:style-name="T36">была </text:span><text:span text:style-name="T43">заточена под крылатых. Таких, для которых приземлиться на балкон в тронном зале или уйти через портик на крыше</text:span><text:span text:style-name="T65"> </text:span><text:span text:style-name="T43">—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3"> </text:span><text:span text:style-name="T36">Его центр занимал высокий </text:span><text:span text:style-name="T43">кругл</text:span><text:span text:style-name="T36">ый</text:span><text:span text:style-name="T43"> </text:span><text:span text:style-name="T36">футон</text:span><text:span text:style-name="T43"> </text:span><text:span text:style-name="T36">с</text:span><text:span text:style-name="T43"> велик</text:span><text:span text:style-name="T36">им</text:span><text:span text:style-name="T43"> множество</text:span><text:span text:style-name="T36">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5">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7">Мне печалиться не стоит</text:p><text:p text:style-name="P137">Жизнь прекрасна и ярка</text:p><text:p text:style-name="P137">Телом молода, душою —</text:p><text:p text:style-name="P137">Как дракон морской мудра</text:p><text:p text:style-name="P137"/><text:p text:style-name="P137">Я видала взлёт империй,</text:p><text:p text:style-name="P137">Я жила среди легенд,</text:p><text:p text:style-name="P137">Древней магии мистерий</text:p><text:p text:style-name="P137">Я прилежнейший студент</text:p><text:p text:style-name="P137"/><text:p text:style-name="P137">Обожаема народом,</text:p><text:p text:style-name="P137">Уважаема врагом,</text:p><text:p text:style-name="P137">Но друзей моих немного,</text:p><text:p text:style-name="P137">Гложет душу холодом</text:p><text:p text:style-name="P137"/><text:p text:style-name="P137">Одинока и печальна,</text:p><text:p text:style-name="P137">Недоступна и строга,</text:p><text:p text:style-name="P137">Потеряла изначальный</text:p><text:p text:style-name="P137">Смысл жизни навсегда</text:p><text:p text:style-name="P137"/><text:p text:style-name="P137">Жизнь моя теперь публична,</text:p><text:p text:style-name="P137">Жизнь моя теперь для всех,</text:p><text:p text:style-name="P137">В этом — горе, в этом — счастье,</text:p><text:p text:style-name="P13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Тия. <text:span text:style-name="T14">–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4">–</text:span> А водку у вас принято пить?</text:p>
      <text:p text:style-name="P47"><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5"><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4">– Это ты называешь “дружбой”? – с </text:span>улыбкой хмыкнул<text:span text:style-name="T14"> я. – </text:span>Мне нравится твоё чувство юмора.</text:p>
      <text:p text:style-name="P55">Аликорница нахмурилась.</text:p>
      <text:p text:style-name="P55"><text:span text:style-name="T14">–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5">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9">–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7">***</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43">–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3">– </text:span><text:span text:style-name="T47">А из Пинто Крика уже месяц нет новостей...</text:span></text:p>
      <text:p text:style-name="P6"><text:span text:style-name="T43">–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5"><text:span text:style-name="T47">– </text:span>“<text:span text:style-name="T1">Что я могу сделать, чтобы вернуть всё назад?</text:span>”</text:p>
      <text:p text:style-name="P15"><text:span text:style-name="T47">– </text:span><text:span text:style-name="T36">Так и сказала?</text:span></text:p>
      <text:p text:style-name="P1"><text:span text:style-name="T43">–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6">Что бы это значило, Флер?</text:span></text:p>
      <text:p text:style-name="P15"><text:span text:style-name="T47">–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8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1">– Куда проваливаться?</text:p>
      <text:p text:style-name="P81">– Они не знают. В тех провалах не видно дна...</text:p>
      <text:p text:style-name="P81">…</text:p>
      <text:p text:style-name="P8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1">– Леди и джентлькольты! Приём окончен! Её Высочество Принцесса Селестия будет рада видеть <text:s/>вас в следующую среду!</text:p>
      <text:p text:style-name="P8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4">–</text:span> Пятьдесят шесть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9"/>
      <text:p text:style-name="P1"><text:span text:style-name="T44">&lt;</text:span><text:span text:style-name="T67">Mark Knopfler - </text:span><text:span text:style-name="T66">Hill Farmer's Blues</text:span><text:span text:style-name="T44">&gt;</text:span></text:p>
      <text:p text:style-name="P51">***</text:p>
      <text:p text:style-name="P49"/>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5">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7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5">– Мааам, а со мной связан элементаль?</text:p>
      <text:p text:style-name="P75">–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7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5">Так возникли аликорны.</text:p>
      <text:p text:style-name="P7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5">Имя её было Селестия.</text:p>
      <text:p text:style-name="P75">За ней последовала и сестра её, Луна.</text:p>
      <text:p text:style-name="P7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5">То есть, всегда.</text:p>
      <text:p text:style-name="P75">Тут и сказке конец. А теперь, Эйприл, залазь на полку и закрывай глазки.</text:p>
      <text:p text:style-name="P75">– Ну мааам! Раскажи ещё что-нибудь! Про Сомбру!</text:p>
      <text:p text:style-name="P75">–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75">– А почему только тебя? А меня? А дядю-<text:span text:style-name="T74">мино</text:span>тавра?</text:p>
      <text:p text:style-name="P75">– <text:s/>Тебя я забрать ему не дам. А в дядю не тыкай копытом, это невежливо! Спи уже, мой маленький!</text:p>
      <text:p text:style-name="P75">– Поцелуй меня на ночь, мам!</text:p>
      <text:p text:style-name="P75"><text:soft-page-break/>– Конечно, мой хороший...</text:p>
      <text:p text:style-name="P75"/>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3">–</text:span><text:span text:style-name="T36"> Эй, верзила, поосторожнее, лягать тя в круп! Куда прёшься-то?</text:span></text:p>
      <text:p text:style-name="P15"><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3">е</text:span> <text:span text:style-name="T13">букет с яблоками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50">***</text:p>
      <text:p text:style-name="P49"/>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5"><text:span text:style-name="T14">–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text:soft-page-break/>–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5">– Ага, он был закладкой в четвёртом номере «PlayMare», в разделе «Тридцать две позы, которые удивят вашего френдкольта».</text:p>
      <text:p text:style-name="P75">– Спайк! Немедленно ложись спать!</text:p>
      <text:p text:style-name="P75">– Уже иду. Кукурузу доем только и иду.</text:p>
      <text:p text:style-name="P75">– Кстати, а почему Индрэ считали одержимым?</text:p>
      <text:p text:style-name="P7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не у всякого опытного мага хватит силы его вызвать</text:span>. И совсем немногим удастся контролировать его направление.</text:p>
      <text:p text:style-name="P75">– Так у вас знают про людей? Вот это новость!. В Кантерлоте, да и в Понивилле все обращаются со мной, как с диковинкой.</text:p>
      <text:p text:style-name="P7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5">– Хм. Ясно. Продолжай, Твайлайт.</text:p>
      <text:p text:style-name="P55"/>
      <text:p text:style-name="P5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5">Я уселась на пуфике, а подруги заняли места на матрасах…</text:p>
      <text:p text:style-name="P75"/>
      <text:p text:style-name="P75">– Спайк, будь добр, принеси дневник эксперимента. Он в подвале, за шкафом с ретортами, в...</text:p>
      <text:p text:style-name="P75"><text:soft-page-break/>– В сейфе, я в курсе.</text:p>
      <text:p text:style-name="P75"/>
      <text:p text:style-name="P77">***</text:p>
      <text:p text:style-name="P88">&lt;Seal — Amazing <text:span text:style-name="T1">(T</text:span><text:span text:style-name="T14">hin White Duke Remix)</text:span>&gt;</text:p>
      <text:p text:style-name="P75">Дата: 12.04.1003 А.С.</text:p>
      <text:p text:style-name="P75">Эксперимент: заклинание Воплощения Индрэ</text:p>
      <text:p text:style-name="P75">Испытуемая: Эпплджек</text:p>
      <text:p text:style-name="P75">Синопсис: запись сна со слов испытуемой</text:p>
      <text:p text:style-name="P75">Замечания: замечаний нет</text:p>
      <text:p text:style-name="P75"/>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6">Я прошла сквозь дверь.</text:p>
      <text:p text:style-name="P6">Снаружи вставало солнце. <text:span text:style-name="T25">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5"/>
      <text:p text:style-name="P75">Примечания: ПипБак? Стойло? Двойники? Параллельные Эквестрии?</text:p>
      <text:p text:style-name="P1"/>
      <text:p text:style-name="P4">***</text:p>
      <text:p text:style-name="P1"/>
      <text:p text:style-name="P75">Дата: 12.04.1003 А.С.</text:p>
      <text:p text:style-name="P75">Эксперимент: заклинание Воплощения Индрэ</text:p>
      <text:p text:style-name="P75">Испытуемая: Рэйнбоу Дэш</text:p>
      <text:p text:style-name="P75">Синопсис: описание пробуждения испытуемой</text:p>
      <text:p text:style-name="P75">Замечания: испытуемая отказалась дать описание сна. «Гы-гы... Хренасе... Человеки рулят...» <text:span text:style-name="T18">—</text:span><text:span text:style-name="T19">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5">&lt;<text:span text:style-name="T69">d.notive — Talking Flight</text:span>&gt;</text:p>
      <text:p text:style-name="P75">Дата: 12.04.1003 А.С.</text:p>
      <text:p text:style-name="P75">Эксперимент: заклинание Воплощения Индрэ</text:p>
      <text:p text:style-name="P75">Испытуемая: Рэрити</text:p>
      <text:p text:style-name="P75">Синопсис: запись сна со слов испытуемой</text:p>
      <text:p text:style-name="P75">Замечания: замечаний нет</text:p>
      <text:p text:style-name="P75"/>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5">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очевидно, что причина исчезновений пони<text:span text:style-name="T70"> </text:span><text:span text:style-name="T46">— чёрный экран. Он высасывает из </text:span>эгрегора Эквестрии (места, откуда берутся и куда уходят <text:span text:style-name="T1">всепони</text:span><text:span text:style-name="T7">, </text:span><text:span text:style-name="T46">в магических трактатах представляется сферой, состоящей из душ пони</text:span><text:span text:style-name="T7">) пони. </text:span>Куда ведёт чёрный экран? Необходимы дальнейшие исследования с увеличенной мощностью заклинания.</text:p>
      <text:p text:style-name="P75"/>
      <text:p text:style-name="P77">***</text:p>
      <text:p text:style-name="P75"/>
      <text:p text:style-name="P75">Дата: 12.04.1003 А.С.</text:p>
      <text:p text:style-name="P75">Эксперимент: заклинание Воплощения Индрэ</text:p>
      <text:p text:style-name="P75">Испытуемая: Флаттершай</text:p>
      <text:p text:style-name="P75">Синопсис: описание пробуждения испытуемой</text:p>
      <text:p text:style-name="P7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5"/>
      <text:p text:style-name="P75">* Примечания: при виде кексиков истерика случилась с Пинки Пай.</text:p>
      <text:p text:style-name="P75"/>
      <text:p text:style-name="P57">***</text:p>
      <text:p text:style-name="P55"/>
      <text:p text:style-name="P75">Дата: 12.04.1003 А.С.</text:p>
      <text:p text:style-name="P75">Эксперимент: заклинание Воплощения Индрэ</text:p>
      <text:p text:style-name="P75">Испытуемая: Пинки Пай</text:p>
      <text:p text:style-name="P75">Синопсис: описание пробуждения испытуемой</text:p>
      <text:p text:style-name="P75">Замечания: испытуемая отказалась дать описание сна.</text:p>
      <text:p text:style-name="P75"/>
      <text:p text:style-name="P7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5"/>
      <text:p text:style-name="P75">Примечания: через месяц волосы Пинки пришли в обычное состояние, хотя при встрече с Рэйнбоу Дэш она по прежнему прячет глаза.</text:p>
      <text:p text:style-name="P1"/>
      <text:p text:style-name="P4">***</text:p>
      <text:p text:style-name="P1"/>
      <text:p text:style-name="P23">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text:span></text:p>
      <text:p text:style-name="P1"/>
      <text:h text:style-name="Heading_20_2" text:outline-level="2">12. День сурка</text:h>
      <text:p text:style-name="P15">&lt;<text:span text:style-name="T63">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8">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6">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text:soft-page-break/>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6">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5"><text:soft-page-break/>–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1">***</text:p>
      <text:p text:style-name="P6"/>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3">—</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text:soft-page-break/>–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6">Мощнее ускорителя только магия драконов, аликорнов и Элементов Гармонии. Если бы я была...</text:span><text:span text:style-name="T14"> </text:span>Аа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4">–</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6">.</text:span></text:p>
      <text:p text:style-name="P55">…</text:p>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3">Чужестранец-человек разбил сердце нашей обожаемой Селестии! Двор в отчаянии </text:span><text:span text:style-name="T18">—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4">– </text:span>Привет, Эй-Джей! У тебя проблемы?</text:p>
      <text:p text:style-name="P55"><text:span text:style-name="T14">– </text:span>Привет, сахарок. <text:span text:style-name="T14">– </text:span>озабоченно поприветствовала меня пони. <text:span text:style-name="T14">–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4">– </text:span>А ты, Большой Мак,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4">–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4">–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p>
      <text:p text:style-name="P55">Собрав инструмент, я потолкал тележку назад-вперёд.</text:p>
      <text:p text:style-name="P55"><text:span text:style-name="T14">– Г</text:span>отово. Принимай работу, хозяйка!</text:p>
      <text:p text:style-name="P55">Эпплджек стиснула меня в сокрушающих объятиях.</text:p>
      <text:p text:style-name="P55"><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4">–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4">–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4">– </text:span>Бери, сахарок. Для тебя <text:span text:style-name="T14">— </text:span>самые <text:span text:style-name="T14">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70">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70">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4">– </text:span>Свободно? <text:span text:style-name="T14">– </text:span>спросил я у единственной пони, сидящей за столиком.</text:p>
      <text:p text:style-name="P55"><text:span text:style-name="T14">– </text:span>Да-да, конечно. <text:span text:style-name="T14">–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4">– <text:s/></text:span>Пирог с грибами, яишницу и чизкейк<text:span text:style-name="T14"> – </text:span>сообщил я подошедшей официантке.</text:p>
      <text:p text:style-name="P55"><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5"><text:span text:style-name="T14">–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4">– </text:span>Вы, наверное, ждёте кого-то?</text:p>
      <text:p text:style-name="P58"><text:span text:style-name="T14">– </text:span>Неа.</text:p>
      <text:p text:style-name="P58"><text:span text:style-name="T14">– </text:span>Просто обедаете?</text:p>
      <text:p text:style-name="P58"><text:span text:style-name="T14">– </text:span>Неа.</text:p>
      <text:p text:style-name="P58"><text:span text:style-name="T14">– </text:span>Просто сидите и мрачно смотрите на меня?</text:p>
      <text:p text:style-name="P58"><text:span text:style-name="T14">– </text:span>Неа.</text:p>
      <text:p text:style-name="P58">Хм, а эта пони не из разговорчивых. Ну ладно.</text:p>
      <text:p text:style-name="P58"><text:span text:style-name="T14">– </text:span>А что же вы делаете?</text:p>
      <text:p text:style-name="P58"><text:span text:style-name="T14">– </text:span>Веселюсь. <text:span text:style-name="T14">– </text:span>мрачно заявила пони.</text:p>
      <text:p text:style-name="P58"><text:span text:style-name="T14">–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oft-page-break/><text:span text:style-name="T14">–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4">– </text:span>Мы с вами раньше встречались?</text:p>
      <text:p text:style-name="P58"><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4">– </text:span>Оставь, Салвер.<text:span text:style-name="T14"> </text:span>Ему за счёт заведения.</text:p>
      <text:p text:style-name="P55"><text:span text:style-name="T14">– </text:span>Ясно, мисс Пинки. <text:span text:style-name="T14">– </text:span>официантка кивнула и ушла.</text:p>
      <text:p text:style-name="P55"><text:span text:style-name="T14">– Ч</text:span>его-о-о?<text:span text:style-name="T14"> </text:span>Так это твой бар?</text:p>
      <text:p text:style-name="P55"><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5"><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4">– </text:span>У меня есть идея получше. <text:span text:style-name="T14">– </text:span>на свет показалась фляга Большого Макинтоша.</text:p>
      <text:p text:style-name="P55"><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4">– </text:span>Починил телегу. Только молчок про самогон, раз уж ты в курсе. <text:span text:style-name="T14">– </text:span>я разлил сидр по чашкам.</text:p>
      <text:p text:style-name="P55"><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4">–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4">– У </text:span>тебя такая смешная мордочка! <text:span text:style-name="T14">– </text:span>захихикали Пинки, покачиваясь. <text:span text:style-name="T14">– </text:span>Как будто ты <text:span text:style-name="T70">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4">– </text:span>Эммм... Скажи-ка мне, мой друг П-п-пинки... Легенда про фаэри <text:span text:style-name="T19">— </text:span><text:span text:style-name="T70">эт правда?</text:span></text:p>
      <text:p text:style-name="P55"><text:soft-page-break/><text:span text:style-name="T19">– </text:span><text:span text:style-name="T70">Какая из? Их много, вообще-то. Ик!</text:span></text:p>
      <text:p text:style-name="P55"><text:span text:style-name="T19">– </text:span><text:span text:style-name="T70">Про принцесс. Про то, что они фаэри, спустившиеся с неба во плоти, чтоб помогать пони управлять Эквестрией?</text:span></text:p>
      <text:p text:style-name="P55"><text:span text:style-name="T19">– </text:span><text:span text:style-name="T70">Макс, </text:span><text:span text:style-name="T19">– </text:span><text:span text:style-name="T70">захихикала Пинки, взъерошив копытами розовые кудряшки и попытавшись соорудить из них бороду, </text:span><text:span text:style-name="T19">–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9">–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9">– </text:span><text:span text:style-name="T70">Ты что-о-о! Нельзя любить фаэри! Она похитит твоё сердце, и ты будешь искать её, пока не... </text:span><text:span text:style-name="T19">– </text:span><text:span text:style-name="T70">Пинки погрузилась в так и не съеденный салат «по-Кантерлотски» и захрапела.</text:span></text:p>
      <text:p text:style-name="P55"><text:span text:style-name="T19">– </text:span><text:span text:style-name="T70">Пока не умру?</text:span></text:p>
      <text:p text:style-name="P55"><text:span text:style-name="T19">– </text:span><text:span text:style-name="T70">Нет, глупенький, </text:span><text:span text:style-name="T19">– </text:span><text:span text:style-name="T70">пробулькала Пинки из миски. </text:span><text:span text:style-name="T19">– </text:span><text:span text:style-name="T70">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9"><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9"><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9"><text:span text:style-name="T14">–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4">– </text:span>Стооой! <text:span text:style-name="T14">– </text:span>заорал я. <text:span text:style-name="T14">– </text:span>Выпрыгивай из бочки!!!</text:p>
      <text:p text:style-name="P59">Кобылка-пилот улыбнулась и постукала копытцем по шлему, показывая, что не слышит меня.</text:p>
      <text:p text:style-name="P59"><text:span text:style-name="T14">– </text:span>Выпрыгивааа... <text:span text:style-name="T14">–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4">– </text:span>Смотри, вот те и ответ на вопрос, куда деваются пони!</text:p>
      <text:p text:style-name="P59"><text:span text:style-name="T14">– </text:span>Где? <text:span text:style-name="T14">– </text:span>единорожка начала оглядываться.</text:p>
      <text:p text:style-name="P59"><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9"><text:span text:style-name="T14">– </text:span>И что? Я всё равно не пойму, куда пони деваются? И куда пропала Скуталу?</text:p>
      <text:p text:style-name="P59"><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5">***<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text:soft-page-break/>Кому: Человеку Максу, Понивилль.</text:p>
      <text:p text:style-name="P8">От кого: Принцессы Селестии, Кантерлот, дворец.</text:p>
      <text:p text:style-name="P55"/>
      <text:p text:style-name="P78">Приветствую тебя, мой маленький человек!</text:p>
      <text:p text:style-name="P7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4">—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4">— </text:span>ключ к разгадке тайны исчезновения пони.</text:p>
      <text:p text:style-name="P78"><text:span text:style-name="T14">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110">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7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7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8">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text:span text:style-name="T77">Кристальная империя</text:span> или небольшой остров на другом краю Эквуса, это ещё незаметно, но в остальных местах это почувствовали всепони. Магия единорогов слабеет, <text:span text:style-name="T78">слабейшие</text:span>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8">«<text:span text:style-name="T14">P.S. Н</text:span>е гневите мироздание воровством! <text:span text:style-name="T33">Обмен рулит</text:span>!»</text:p>
      <text:p text:style-name="P7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8">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78"/>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75"/>
      <text:h text:style-name="Heading_20_2" text:outline-level="2">13. Мэйнхэттен</text:h>
      <text:p text:style-name="P90">ZZ Top – Gimme all your lovin</text:p>
      <text:p text:style-name="P59"><text:span text:style-name="T14">–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4">–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9"><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9"><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5">***</text:p>
      <text:p text:style-name="P59"/>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4">– </text:span>Это неправильно! <text:span text:style-name="T14">– </text:span>заявила Рэйнбоу Дэш, отвернувшись от окна.</text:p>
      <text:p text:style-name="P59"><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9"><text:span text:style-name="T14">– </text:span>Да я не про то! <text:span text:style-name="T14">– </text:span>отмахнулась пегаска. <text:span text:style-name="T14">– </text:span>Посмотри на поле.</text:p>
      <text:p text:style-name="P59"><text:span text:style-name="T14">– </text:span>И что? Поле как поле.</text:p>
      <text:p text:style-name="P59"><text:span text:style-name="T14">– </text:span>Оно не убрано. <text:span text:style-name="T14">– </text:span>мрачно ответила Дэш. <text:span text:style-name="T14">– </text:span>Ужас, сколько кукурузы пропадает!</text:p>
      <text:p text:style-name="P59">Я присмотрелся получше и указал пегаске на очередной городок, проносящийся за окном.</text:p>
      <text:p text:style-name="P59"><text:span text:style-name="T14">– </text:span>У самого посёлка поля убраны. Наверняка дойдёт дело и до остальных.</text:p>
      <text:p text:style-name="P59"><text:span text:style-name="T14">– </text:span>Не дойдёт. <text:span text:style-name="T14">– </text:span>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4">– </text:span>Спасибо, но от пинкиных плюшек у меня фланки округляются.</text:p>
      <text:p text:style-name="P59"><text:span text:style-name="T14">– </text:span>Да ладно тебе! От одной не округлятся.</text:p>
      <text:p text:style-name="P59"><text:span text:style-name="T14">– </text:span>От одной —<text:span text:style-name="T14"> </text:span>нет. Но я ж на одной не остановлюсь. <text:span text:style-name="T14">– </text:span>Пегаска взяла карту и нахмурилась. <text:span text:style-name="T14">–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4"> </text:span>Как будто…</text:p>
      <text:p text:style-name="P59"><text:span text:style-name="T14">–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4">–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text:soft-page-break/>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4">–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4">– </text:span>Леди и джентльпони! Просьба не паниковать! Поезд дальше не идёт: впереди провал! <text:span text:style-name="T14">– </text:span>крикнул проводник.</text:p>
      <text:p text:style-name="P59"><text:span text:style-name="T14">– </text:span>Какой ещё, в дышло, провал? Я проезжал тут два дня назад!</text:p>
      <text:p text:style-name="P59"><text:span text:style-name="T14">– </text:span>Безобразие! Верните мне деньги за билет!</text:p>
      <text:p text:style-name="P59"><text:span text:style-name="T14">– </text:span>Как вы смеете! Я опоздаю в порт! <text:s/><text:span text:style-name="T14">–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4">– </text:span>Дэш, нам надо на ту сторону.</text:p>
      <text:p text:style-name="P59"><text:span text:style-name="T14">– </text:span>Нет проблем. Я могу тебя перенести.</text:p>
      <text:p text:style-name="P59">Я с сомнением посмотрел на пегаску. Дэш в холке была мне по пояс.</text:p>
      <text:p text:style-name="P59"><text:span text:style-name="T14">–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9">Мля.</text:p>
      <text:p text:style-name="P59"><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text:soft-page-break/>Пегаска почесала затылок и заметила.</text:p>
      <text:p text:style-name="P59"><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4">– </text:span>Я чувствую, что только что упустил отличную возможность отлить на вселенную!</text:p>
      <text:p text:style-name="P59"/>
      <text:p text:style-name="P65">***</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8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0">Дневная Глава Диархии Принцесса Селестия Эквестрийская,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9"><text:span text:style-name="T14">– </text:span>Удостоверение личности предъявлять? <text:span text:style-name="T14">– </text:span>осведомился я.</text:p>
      <text:p text:style-name="P59"><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4">– </text:span>Нет, ты видела? Он мне чуть носок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9">Дэш, ни слова не говоря, прислонила ухо к двери.</text:p>
      <text:p text:style-name="P59"><text:span text:style-name="T14">– </text:span>Будешь смеяться, но именно этим он и занят. Вызывает полицию по телефону. <text:span text:style-name="T14">– </text:span>сообщила пегаска.</text:p>
      <text:p text:style-name="P59"><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4">– </text:span>Сколько у нас времени?</text:p>
      <text:p text:style-name="P59">Дэш почесала в затылке.</text:p>
      <text:p text:style-name="P59"><text:span text:style-name="T14">–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4">–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4">– </text:span>Тогда давай сначала обыщем контору. Если уж полиция всё равно едет сюда, так пусть у них хотя бы будет повод!</text:p>
      <text:p text:style-name="P59"/>
      <text:p text:style-name="P65">***</text:p>
      <text:p text:style-name="P59"/>
      <text:p text:style-name="P59"><text:soft-page-break/>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span text:style-name="T14">&lt;</text:span>Т<text:span text:style-name="T25">вайлайт в Понивилле, услышав про портативный ускоритель, захочет его получить. Макс смутится</text:span><text:span text:style-name="T14">&gt;</text:span></text:p>
      <text:p text:style-name="P59">Снаружи послышался вой сирены и цокот множества копыт.</text:p>
      <text:p text:style-name="P59"><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4">– </text:span>Это твои двадцать минут? <text:span text:style-name="T14">– </text:span>возмутился я. <text:span text:style-name="T14">– </text:span>Да ещё и десяти не прошло!</text:p>
      <text:p text:style-name="P59">Дэш вымучено скривилась.</text:p>
      <text:p text:style-name="P59"><text:span text:style-name="T14">– </text:span>Человек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9">Я разбил топором стеклянные дверцы прибора и вытащил рубины.</text:p>
      <text:p text:style-name="P59"><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4">– </text:span>Ну уж фигушки. Я тебя тут не оставлю.</text:p>
      <text:p text:style-name="P59"><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4">– </text:span>Ты не понимаешь! <text:span text:style-name="T14">– </text:span>упрямо мотнула головой пегаска. <text:span text:style-name="T14">–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4">– </text:span>Быстро за мной! <text:span text:style-name="T14">–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4">– Ю-</text:span>хууу<text:span text:style-name="T14">!!!</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4">–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9"><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4">– </text:span>Макс, подвинься!</text:p>
      <text:p text:style-name="P59">Пегаска оттеснила меня крупом и повернулась к двери задом.</text:p>
      <text:p text:style-name="P59"><text:span text:style-name="T14">–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4">– </text:span>Ты чего на меня так уставился? <text:span text:style-name="T14">– </text:span>подозрительно спросила пегаска.</text:p>
      <text:p text:style-name="P59"><text:span text:style-name="T14">– </text:span>Да так… Не ожидал, что ты такая…</text:p>
      <text:p text:style-name="P59"><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4">– </text:span>Ты! Не! По! Нял! Те! Бе! Не! Льзя! Тут! Ос! Та! ВАТЬСЯ!!! <text:span text:style-name="T14">–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4">–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Некоторое время было тихо. Потом хлопнули ставни и чей-то сонный голос недовольно пробормотал:</text:p>
      <text:p text:style-name="P59"><text:soft-page-break/><text:span text:style-name="T14">–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4">–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4">–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4">– </text:span>А это у нас кто? Гмм. Пегаска. Вот так раз! Рэйнбоу Дэш! Какими судьбами?</text:p>
      <text:p text:style-name="P59"><text:span text:style-name="T14">– </text:span>ТРИКСИ! <text:span text:style-name="T14">– <text:s/></text:span>фейсхуфнула Дэш. <text:span text:style-name="T14">– </text:span>Во имя Селестии, ЧТО ты тут делаешь?!!</text:p>
      <text:p text:style-name="P59"><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9"><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9"><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4">– </text:span>Ей ведь нельзя рассказывать, да?</text:p>
      <text:p text:style-name="P59"><text:span text:style-name="T14">– </text:span>Нельзя. <text:span text:style-name="T14">– </text:span>подтвердил я. <text:span text:style-name="T14">–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4">– </text:span>ОГО!</text:p>
      <text:p text:style-name="P59">Единорожка аж уселась на крыльцо от удивления.</text:p>
      <text:p text:style-name="P59"><text:span text:style-name="T14">–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oft-page-break/><text:span text:style-name="T14">–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4">– </text:span>Мы приняли решение не выдавать вас полиции в обмен на то, что вы расскажете нам о вашей секретной миссии!</text:p>
      <text:p text:style-name="P59"><text:span text:style-name="T14">– </text:span>Не пойдёт! <text:span text:style-name="T14">– </text:span>заявил я. <text:span text:style-name="T14">– </text:span>Я уже сказал, что это тайна. Мне добавить нечего.</text:p>
      <text:p text:style-name="P59"><text:span text:style-name="T14">– </text:span>Да неужели? <text:span text:style-name="T14">– </text:span>захлопала ресницами Трикси. <text:span text:style-name="T14">–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3"/>
      <text:p text:style-name="P59"><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9"><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4">–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33">Исчезновение дневной главы диархии: Эквестрия в панике!</text:span>» (статья двухдневной давности).</text:p>
      <text:p text:style-name="P59">«<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9">«<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53">–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oft-page-break/><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8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4">–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75"/>
      <text:p text:style-name="P7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82"><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59">МУ-ХА-ХА!</text:p>
      <text:p text:style-name="P59"><text:soft-page-break/>Кажется, я знаю, как показать фак провидению! <text:span text:style-name="T14">Show must go on! &lt;</text:span><text:span text:style-name="T25">Макс задумал вместо Селестии использовать Элементы гармонии</text:span><text:span text:style-name="T14">&gt;</text:span></text:p>
      <text:p text:style-name="P59">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59">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53">&lt;<text:span text:style-name="T72">David Bowie - Lets Dance/ Ashes To Ashes</text:span></text:p>
      <text:p text:style-name="P53"><text:span text:style-name="T72">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text:soft-page-break/>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5">***</text:p>
      <text:p text:style-name="P59"/>
      <text:p text:style-name="P59">Три дня спустя…</text:p>
      <text:p text:style-name="P59"/>
      <text:p text:style-name="P59">«<text:span text:style-name="T33">Добро пожаловать в Груммингтон! Вам здесь рады!</text:span></text:p>
      <text:p text:style-name="P59"><text:span text:style-name="T33">Население города </text:span><text:span text:style-name="T73">302 пони</text:span><text:span text:style-name="T33">.</text:span></text:p>
      <text:p text:style-name="P59"><text:span text:style-name="T73">250 пони</text:span><text:span text:style-name="T33">.</text:span></text:p>
      <text:p text:style-name="P59"><text:span text:style-name="T73">125 поней</text:span><text:span text:style-name="T33">.</text:span></text:p>
      <text:p text:style-name="P59"><text:soft-page-break/><text:span text:style-name="T33">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text:span><text:soft-page-break/><text:span text:style-name="T40">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5">так её </text:span><text:span text:style-name="T3">разэтак</text:span><text:span text:style-name="T75">,</text:span><text:span text:style-name="T23"> магия!</text:span><text:span text:style-name="T65">»</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text:soft-page-break/>–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soft-page-break/>…</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обняв мою ногу, заснула.</text:p>
      <text:p text:style-name="P5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3">37 пни</text:span></text:p>
      <text:p text:style-name="P83">24пн</text:p>
      <text:p text:style-name="P83">15</text:p>
      <text:p text:style-name="P59"><text:span text:style-name="T33">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9"><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9">«<text:span text:style-name="T33">Добро пожаловать в Груммингтон! Вам здесь рады!</text:span></text:p>
      <text:p text:style-name="P59"><text:span text:style-name="T33">Население города </text:span><text:span text:style-name="T73">302 пони</text:span><text:span text:style-name="T33">.</text:span></text:p>
      <text:p text:style-name="P59"><text:span text:style-name="T73">250 пони</text:span><text:span text:style-name="T33">.</text:span></text:p>
      <text:p text:style-name="P59"><text:span text:style-name="T73">125 поней</text:span><text:span text:style-name="T33">.</text:span></text:p>
      <text:p text:style-name="P59"><text:span text:style-name="T33">54 паня.</text:span>»</text:p>
      <text:p text:style-name="P59">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4">&lt;</text:span><text:span text:style-name="T64">Metallica-Enter Sandman</text:span><text:span text:style-name="T14">&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4"/>
      <text:p text:style-name="P7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53">&lt;<text:span text:style-name="T63">Elo - Sorrow about to fall</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text:soft-page-break/>–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Это уже слишком!</text:p>
      <text:p text:style-name="P59">– Погоди, Дэш, палатку-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вижу скал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В какой-то момент я всё же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text:p>
      <text:p text:style-name="P80">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80"><text:s/>В какой-то момент пришло осознание.</text:p>
      <text:p text:style-name="P8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0">– Док, позавчерашний приходит в сознание!</text:p>
      <text:p text:style-name="P80">– Следи за давлением.</text:p>
      <text:p text:style-name="P80">В поле зрения появляется предмет. Сквозь ресницы видны только его расплывчатые очертания. Предмет движется, проводя какие-то манипуляции.</text:p>
      <text:p text:style-name="P80">Я открываю глаза и вижу фигуру в голубом.</text:p>
      <text:p text:style-name="P8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0">– Больной, как вы себя чувствуете? Вы можете назвать своё имя?</text:p>
      <text:p text:style-name="P80">Я закрываю глаза и пытаюсь вспомнить.</text:p>
      <text:p text:style-name="P8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0">Я вспомнил почти всё. Моё имя? Осталось вспомнить имя. Меня зовут...</text:p>
      <text:p text:style-name="P80">– Ма-а-акс! Ма-а-акс! Ма-а-акс!</text:p>
      <text:p text:style-name="P8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80">Я открываю глаза и вижу фигуру в голубом.</text:p>
      <text:p text:style-name="P59">…</text:p>
      <text:p text:style-name="P59">Сознание с трудом возврати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61">– Галопом — за день добежим. Но из меня бегун тот ещё. Если ты можешь бежать галопом больше часа, уделаешь меня влёгкую. <text:span text:style-name="T81">Конечно, я могу лететь, но так будет нечестно. </text:span>Потому предлагаю рысь. <text:s/>Так доберёмся дня за три, <text:span text:style-name="T80">если не напрягаться и бежать не больше пяти часов в сутки</text:span>. А если бежать иноходью...</text:p>
      <text:p text:style-name="P62">Я внимательно <text:span text:style-name="T79">наблюдал</text:span> <text:span text:style-name="T79">з</text:span>а пегаск<text:span text:style-name="T79">ой</text:span>. Та разлеглась на мне и, подпирая голову, рассуждала, сколько времени нам понадобится, чтобы добраться до Понивилля иноходью, тротом, кентером <text:span text:style-name="T79">и махом</text:span>. Для убедительности, Дэш вычерчивала у меня на груди фигуры, обозначавшие нас, Понивилль и дорогу.</text:p>
      <text:p text:style-name="P62">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66">Пегаска критически осмотрела меня и помотала головой.</text:p>
      <text:p text:style-name="P66">– Фиговые у тебя шутки. Не смешные.</text:p>
      <text:p text:style-name="P66">– Дэш, я не шучу.</text:p>
      <text:p text:style-name="P66"><text:soft-page-break/>– Не верю. – пегаска провела крылом по моей ноге от пояса до пятки. – У тебя <text:span text:style-name="T88">очень </text:span>длинные ноги. Почти как у аликорнов. Ты не можешь плохо бегать.</text:p>
      <text:p text:style-name="P67">– <text:span text:style-name="T82">И всё же это так. Я могу пробежать пару сотен метров, и на этом выдохнусь. Что неудивительно, учитывая тот образ жизни, что я вёл в прошлом мире.</text:span></text:p>
      <text:p text:style-name="P63"><text:span text:style-name="T14">–</text:span> А какой у тебя <text:span text:style-name="T88">там </text:span>был образ жизни?</text:p>
      <text:p text:style-name="P63"><text:span text:style-name="T14">–</text:span> <text:span text:style-name="T83">С</text:span>идячий. <text:span text:style-name="T84">Каждый день по восемь-десять часов в день на стуле, перед компьютером. Иногда и по двенадцать.</text:span></text:p>
      <text:p text:style-name="P68">У Дэш отвалилась челюсть.</text:p>
      <text:p text:style-name="P69"><text:span text:style-name="T14">–</text:span> <text:span text:style-name="T88">Дискордовы яйца! </text:span>Ты сидел в тюрьме? За <text:span text:style-name="T88">ч</text:span>то тебя посадили?</text:p>
      <text:p text:style-name="P69"><text:span text:style-name="T14">–</text:span> Я не сидел в тюрьме! У меня работа сидячая. Была. Программисты так работают, понимаешь? Сидя. <text:span text:style-name="T85">У нас это в порядке вещей.</text:span></text:p>
      <text:p text:style-name="P71">Пегаска неверяще смотрела на меня. Потом её удивление сменилось сочувствием. <text:span text:style-name="T86">Она схватилась за голову.</text:span></text:p>
      <text:p text:style-name="P70"><text:span text:style-name="T14">– </text:span><text:span text:style-name="T84">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span></text:p>
      <text:p text:style-name="P3"><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6"><text:span text:style-name="T1">–</text:span> То есть, ты, типа, <text:span text:style-name="T9">был </text:span>волшебник<text:span text:style-name="T9">ом</text:span> в своём мире? <text:span text:style-name="T10">Как единороги? </text:span><text:span text:style-name="T11">И</text:span><text:span text:style-name="T6"> ты тоже магию усидчивости применял? </text:span></text:p>
      <text:p text:style-name="P45"><text:span text:style-name="T1">–</text:span> Вряд ли меня так можно называть. Очень далёкие параллели. <text:span text:style-name="T11">И у</text:span> нас совсем нет магии.</text:p>
      <text:p text:style-name="P64"><text:span text:style-name="T52">– Не понимаю, – пегаска яростно почесала копытом за ухом. – Нет магии, но есть заклинания. Есть заклинател</text:span><text:span text:style-name="T53">и</text:span><text:span text:style-name="T52">, но он</text:span><text:span text:style-name="T53">и</text:span><text:span text:style-name="T52"> н</text:span>е волшебник<text:span text:style-name="T87">и</text:span>. Фигня какая-то!</text:p>
      <text:p text:style-name="P155"><text:span text:style-name="T52">– </text:span><text:span text:style-name="T54">Не парься. Просто исходи из того, что до Понивилля мы доберёмся шагом. </text:span><text:span text:style-name="T55">Если, конечно, не хочешь прокатить меня верхом.</text:span></text:p>
      <text:p text:style-name="P157"><text:span text:style-name="T52">Дэш вся зарделась и пробормотала:</text:span></text:p>
      <text:p text:style-name="P158"><text:span text:style-name="T52">– Ну ты крут! Сразу берёшь кобылу за холку! Сначала ж, вроде, я тебе </text:span><text:span text:style-name="T57">букет</text:span><text:span text:style-name="T56"> </text:span><text:span text:style-name="T52">с </text:span><text:span text:style-name="T57">яблоками подарить </text:span><text:span text:style-name="T52">должна</text:span><text:span text:style-name="T57">, не?</text:span></text:p>
      <text:p text:style-name="P156"><text:span text:style-name="T55">– </text:span><text:span text:style-name="T57">Ты это про что? </text:span><text:span text:style-name="T55">– </text:span><text:span text:style-name="T57">не понял я. </text:span><text:span text:style-name="T55">– </text:span><text:span text:style-name="T57">Я пошутил, вообще-то. </text:span><text:span text:style-name="T58">Пешком дойдём. Припасов должно хватить, мы в Филлидельфии неплохо затоварились, и ты не всё выкинула. Палатку жаль, конечно, но обойдёмся спальными мешками. </text:span><text:span text:style-name="T54">И ещё вот что…</text:span></text:p>
      <text:p text:style-name="P73">– Да?</text:p>
      <text:p text:style-name="P73">– Слезь с меня наконец!</text:p>
      <text:p text:style-name="P73"/>
      <text:p text:style-name="P65">***</text:p>
      <text:p text:style-name="P59"/>
      <text:p text:style-name="P72">Два дня спустя…</text:p>
      <text:p text:style-name="P72"/>
      <text:p text:style-name="P72">Мы стояли перед <text:span text:style-name="T88">Сёдельным </text:span>озером. <text:span text:style-name="T88">Дэш озадаченно осматривалась.</text:span></text:p>
      <text:p text:style-name="P154">– <text:span text:style-name="T88">Наверное, поздновато с трассы свернули. Надо было повернуть на пятьдесят миль раньше. Теперь озеро обходить придётся.</text:span></text:p>
      <text:p text:style-name="P154"><text:soft-page-break/></text:p>
      <text:p text:style-name="P82"/>
      <text:p text:style-name="P53">&lt;<text:span text:style-name="T26">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9"/>
      <text:p text:style-name="P60"/>
      <text:p text:style-name="P59"/>
      <text:p text:style-name="P59">&lt;<text:span text:style-name="T25">Добавить в фанфик плетение шуточных интриг принцессами друг против дружки</text:span>&gt;</text:p>
      <text:p text:style-name="P53"/>
      <text:p text:style-name="P53">&lt;<text:span text:style-name="T26">В сцене прощания (во сне): </text:span></text:p>
      <text:p text:style-name="P53"><text:span text:style-name="T26">- Учти, я нисколечко не жалею о наших поебушках! Даже если это было и не по-настоящему! А если по-настоящему — тем более!</text:span>&gt;</text:p>
      <text:p text:style-name="P59"/>
      <text:p text:style-name="P53">&lt;<text:span text:style-name="T26">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0">Глава 18: Возвращение к Замку Двух Сестёр на парящем замке.</text:p>
      <text:p text:style-name="P53"><text:span text:style-name="T26">Дальше — использовать по-максимуму уже написанное</text:span>&gt;</text:p>
      <text:p text:style-name="P59"/>
      <text:p text:style-name="P59"/>
      <text:p text:style-name="P53">&lt;<text:span text:style-name="T26">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3"/>
      <text:p text:style-name="P53">&lt;<text:span text:style-name="T26">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6">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6">У Вечнодикого леса Дэш сама рассказывает Максу сказку о Ксенофилии</text:span>&gt;</text:p>
      <text:p text:style-name="P59"/>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9"><text:soft-page-break/></text:p>
      <text:p text:style-name="P59"/>
      <text:p text:style-name="P53"/>
      <text:p text:style-name="P53">- <text:span text:style-name="T1">Почему ты не хочешь сказать, что ты увидела во время эксперимента? Почему ты сказала: «Человеки рулят»?</text:span></text:p>
      <text:p text:style-name="P59">- Это к делу не относится. - в который раз угрюмо ответила Дэш.</text:p>
      <text:p text:style-name="P53">- <text:span text:style-name="T1">Думаешь, я не видел, как ты следила за мной в Понивиле??!</text:span></text:p>
      <text:p text:style-name="P59">-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9">Дэш помчалась в лес не разбирая дороги.</text:p>
      <text:p text:style-name="P59"/>
      <text:p text:style-name="P53">&lt;<text:span text:style-name="T26">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25"><text:span text:style-name="T14"><text:s/>&lt;</text:span><text:span text:style-name="T30"> - </text:span><text:span text:style-name="T25">Я не могу быть вашим спасителем! Я намного хуже и испорченнее вас!</text:span><text:span text:style-name="T14">&gt;</text:span></text:p>
      <text:p text:style-name="P59"/>
      <text:p text:style-name="P53">&lt;<text:span text:style-name="T26">Главы с Максом и Дэш — в стиле «Криминального чтива»</text:span>&gt;</text:p>
      <text:p text:style-name="P59"/>
      <text:p text:style-name="P53">&lt;<text:span text:style-name="T25"> - </text:span><text:span text:style-name="T26">Но ты сгоришь! Я не готова без помощи Селестии провести эксперимент на тебе!</text:span></text:p>
      <text:p text:style-name="P40">Я устало закрыл глаза.</text:p>
      <text:p text:style-name="P53"><text:span text:style-name="T25">- </text:span><text:span text:style-name="T26">Плевать! </text:span><text:span text:style-name="T25">Show must go on! </text:span><text:span text:style-name="T26">Проводи по-любому. Буду надеяться на твоё мастерство</text:span>&gt;</text:p>
      <text:p text:style-name="P53"/>
      <text:p text:style-name="P53">&lt;<text:span text:style-name="T26">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3"/>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5"> </text:span><text:span text:style-name="T65">С кем ещё у тебя были… отношения?</text:span></text:p>
      <text:p text:style-name="P38"><text:soft-page-break/>-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38"/>
      <text:p text:style-name="P1"><text:span text:style-name="T26">В Понивилле</text:span><text:span text:style-name="T25"> — эксперимент с Воплощением Индрэ на </text:span><text:span text:style-name="T26">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5">. </text:span><text:span text:style-name="T26">Макс видит дерево реальностей Эквестрии и в своём сне-прошлом в</text:span><text:span text:style-name="T25">идит Селестию в очереди на вылет - </text:span><text:span text:style-name="T26">и в</text:span><text:span text:style-name="T25">идит, куда ведёт чёрный экран </text:span><text:span text:style-name="T26">(в мир людей)</text:span><text:span text:style-name="T25">. </text:span><text:span text:style-name="T26">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5">).</text:span><text:span text:style-name="T28">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9">-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2"><text:span text:style-name="T17">&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7">&gt;</text:span></text:p>
      <text:p text:style-name="P35"/>
      <text:p text:style-name="P35"><text:soft-page-break/>&lt;<text:span text:style-name="T1">Добавить в фанфик самбу</text:span>&gt;</text:p>
      <text:p text:style-name="P35"/>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9">&lt;<text:span text:style-name="T26">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6">- В законе не указана конкретный соправитель Диархии!</text:span>&gt;</text:p>
      <text:p text:style-name="P49"/>
      <text:p text:style-name="P49">&lt;<text:span text:style-name="T26">Заговорщики таки подняли восстание после исчезновения Селестии. Они обвинили Луну и Макса в узурпации власти</text:span>&gt;</text:p>
      <text:p text:style-name="P49"/>
      <text:p text:style-name="P36">&lt;<text:span text:style-name="T1">Добавить рассуждения на этическую тему на грани катастрофы</text:span>&gt;</text:p>
      <text:p text:style-name="P36"/>
      <text:p text:style-name="P38">&lt;Добавить грозный выход Луны для противостояния повстанцам&gt;</text:p>
      <text:p text:style-name="P38"/>
      <text:p text:style-name="P36">&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8"/>
      <text:p text:style-name="P49"/>
      <text:p text:style-name="P2"><text:span text:style-name="T14">–</text:span> Заклинания Свирла Бородатого обычно срабатывают без ошибок.</text:p>
      <text:p text:style-name="P2"><text:span text:style-name="T14">–</text:span> Если их правильно вызывают, <text:span text:style-name="T14">–</text:span> пробурчал возвратившийся Спайк, укладываясь в корзинку.</text:p>
      <text:p text:style-name="P2"><text:span text:style-name="T14">–</text:span> Что он имел ввиду?</text:p>
      <text:p text:style-name="P2"><text:span text:style-name="T14">–</text:span> Нууу, - Твайлайт смутилась, <text:span text:style-name="T14">–</text:span> заклинание сработало со второй попытки. В первый раз, с <text:span text:style-name="T3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text:soft-page-break/>рискнуть и отправиться в Вечнодикий лес. Хотя он уже в то время был очень опасным местом. Ты же помнишь, чем всё закончилось? <text:span text:style-name="T14">–</text:span> Единорожка опустила голову.</text:p>
      <text:p text:style-name="P2"/>
      <text:p text:style-name="P2"><text:span text:style-name="T14">&lt;</text:span><text:span text:style-name="T25">Селестия проснётся на Терре в облике кибермозга, т.к. в своём мире она на ступень выше пони (а кибермозг на Терре на ступень выше людей)</text:span><text:span text:style-name="T14">&gt;</text:span></text:p>
      <text:p text:style-name="P16"/>
      <text:p text:style-name="P2"><text:span text:style-name="T14">–</text:span> Да, печально получилось <text:span text:style-name="T14">&lt;</text:span><text:span text:style-name="T26">и всего-то</text:span><text:span text:style-name="T1">?</text:span><text:span text:style-name="T14">&gt;</text:span>. Но вернёмся к заклинанию. Во второй раз вы вызвали его правильно <text:span text:style-name="T1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4">–</text:span> Нет, она мне ничего не говорила. Но, видишь ли, ваше королевство и вы сами описаны в моём мире в детском сериале.</text:p>
      <text:p text:style-name="P2"><text:span text:style-name="T14">–</text:span> Мы? Описаны? <text:span text:style-name="T14">–</text:span> Твайлайт от удивления открыла рот. <text:span text:style-name="T1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4">–</text:span> Вряд ли кто-то из людей побывал здесь до меня. До вас ведь никто не вызывал это заклинание Свирла?</text:p>
      <text:p text:style-name="P2"><text:span text:style-name="T14">–</text:span> Нет. Собрание столь сильных магов запомнилось бы.</text:p>
      <text:p text:style-name="P2"><text:span text:style-name="T1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4">–</text:span> Вам нравятся рассказы про Эквестрию? <text:span text:style-name="T14">–</text:span> Твайлайт улыбнулась.</text:p>
      <text:p text:style-name="P2"><text:span text:style-name="T1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4">–</text:span> Брони?</text:p>
      <text:p text:style-name="P2"><text:span text:style-name="T1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4">–</text:span> Ого! У нас есть поклонники! Интересно было бы поговорить об этом с твоим другом.</text:p>
      <text:p text:style-name="P2"><text:span text:style-name="T14">–</text:span> Его нет. Он погиб полгода назад.</text:p>
      <text:p text:style-name="P2"><text:span text:style-name="T14">–</text:span> О, мои соболезнования! <text:span text:style-name="T14">–</text:span> Твайлайт подошла ко мне и положила переднюю ногу мне на плечо (когда я сидел, она вполне могла достать до него). <text:span text:style-name="T14">–</text:span> Друзей терять очень тяжко.</text:p>
      <text:p text:style-name="P2"><text:span text:style-name="T1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4">–</text:span> Подумать только! <text:span text:style-name="T14">–</text:span> бормотала она про себя, <text:span text:style-name="T1">—</text:span> мы и наша страна описана в жеребячьих книжках в другом мире!</text:p>
      <text:p text:style-name="P55"/>
      <text:p text:style-name="P55"/>
      <text:p text:style-name="P55"><text:soft-page-break/></text:p>
      <text:p text:style-name="P2"><text:span text:style-name="T14">–</text:span> Найтмэр Мун и Дискорд не разорвались и не сгорели.</text:p>
      <text:p text:style-name="P2"><text:span text:style-name="T14">–</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4">&lt;</text:span><text:span text:style-name="T2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4">&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55"/>
      <text:h text:style-name="P16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5">***</text:p>
      <text:p text:style-name="P2"><text:span text:style-name="T14">&lt;</text:span><text:span text:style-name="T25">Влад рассказывает Максу о своём сне </text:span><text:span text:style-name="T30">—</text:span><text:span text:style-name="T25"> как он был поняхой, а потом проснулся в мире Терры</text:span><text:span text:style-name="T14">&gt;</text:span></text:p>
      <text:p text:style-name="P2"/>
      <text:p text:style-name="P5">***</text:p>
      <text:p text:style-name="P16"/>
      <text:p text:style-name="P15"/>
      <text:p text:style-name="P16"><text:span text:style-name="T52">&lt;</text:span><text:span text:style-name="T29">самолёт в эквестрию проваливается во время </text:span><text:span text:style-name="T2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6">&lt;<text:span text:style-name="T2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4">–</text:span> Ты могла бы нести меня телекинезом. Я, после того, как узнал о ваших способностях, удивлялся, почему ты этого не сделала?</text:p>
      <text:p text:style-name="P2"><text:span text:style-name="T14">–</text:span> Шутишь? <text:span text:style-name="T14">–</text:span> Селестия скосила на меня фиалковый глаз, продолжая колдовать с мешочком. <text:span text:style-name="T14">–</text:span> Ты бы потом не захотел бы видеть меня от перенесенного унижения.</text:p>
      <text:p text:style-name="P2"/>
      <text:p text:style-name="P2"><text:span text:style-name="T14">–</text:span> А дальше всё было хуже, намного хуже...</text:p>
      <text:p text:style-name="P2"/>
      <text:p text:style-name="P1"/>
      <text:p text:style-name="P2"/>
      <text:p text:style-name="P5">***</text:p>
      <text:p text:style-name="P16"/>
      <text:p text:style-name="P2"><text:span text:style-name="T14">&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4">&gt;</text:span></text:p>
      <text:p text:style-name="P16"/>
      <text:h text:style-name="P169" text:outline-level="2">Рейд пони-рэйнджеров</text:h>
      <text:p text:style-name="P2"/>
      <text:p text:style-name="P31">(леденящий душу триллер, музыка тревожная)</text:p>
      <text:p text:style-name="P7">&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4">–</text:span> Тьфу ты, б-бестия! <text:span text:style-name="T14">–</text:span> Мэдтроттер принялся протирать окровавленное лезвие. <text:span text:style-name="T14">–</text:span> Впервые такую тварь встречаю.</text:p>
      <text:p text:style-name="P2"><text:span text:style-name="T14">–</text:span> Не думаю, что она появится ещё. <text:span text:style-name="T14">–</text:span> Калрус вслушивался в лесной шум. Уши его поворачивались по ветру. <text:span text:style-name="T14">–</text:span> Ты её хорошенько угостил. По первому разряду!</text:p>
      <text:p text:style-name="P2"><text:span text:style-name="T14">–</text:span> У нас, в Аппалузе, это называется “салют легионера”, <text:span text:style-name="T14">–</text:span> усмехнулся Хорст. <text:span text:style-name="T14">–</text:span> Мало кто из врагов его переживает.</text:p>
      <text:p text:style-name="P2"><text:span text:style-name="T14">–</text:span> Первым дежуришь ты, Мэдди. Потом я. Калрус <text:span text:style-name="T14">—</text:span> последним, <text:span text:style-name="T14">–</text:span> решил я. <text:span text:style-name="T1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4">–</text:span> Что за чертовщина? <text:span text:style-name="T14">–</text:span> Мэдтроттер трогал копытом лежащую на земле плеть лианы, которая медленно уползала в чащу, сворачиваясь в колючий клубок.</text:p>
      <text:p text:style-name="P2"><text:span text:style-name="T14">–</text:span> Не нравится мне это, <text:span text:style-name="T14">–</text:span> пробормотал Калрус, стряхивая с крыла зелёную плеть, свесившуюся с дерева и попытавшуюся обвить его махательный сустав. <text:span text:style-name="T1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4">–</text:span> Да уж, <text:span text:style-name="T14">–</text:span> Мэдтроттер обнажил алебарду и закрепил её на ноге остриём вверх. <text:span text:style-name="T14">–</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4">–</text:span> Шанту?</text:p>
      <text:p text:style-name="P2"><text:span text:style-name="T14">–</text:span> Ваше Высочество? Мы никогда не встречали такое существо раньше и я…</text:p>
      <text:p text:style-name="P2"><text:span text:style-name="T1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4">–</text:span> Хотя кое-кто за за тысячу лет воздержания накопил столько силы, что может жонглировать планетами, не думаю, что он <text:span text:style-name="T14">&lt;</text:span><text:span text:style-name="T24">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4">&lt;</text:span><text:span text:style-name="T26">Добавить кокатрикса, мантикору и древесных волков. Тентаклианы переименовать в пландерсиды</text:span><text:span text:style-name="T14">&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4">–</text:span> Что за ерунда? <text:span text:style-name="T1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4">–</text:span> Не знаю, что за ерунда, но теперь становится ясно, откуда тут те черепа. <text:span text:style-name="T14">–</text:span> Я вытер накрыльный нож о траву и показал на две продолговатости, тускло белевшие в траве у самого ствола граба. <text:span text:style-name="T1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4">–</text:span> Пхе, будет несколько <text:span text:style-name="T14">—</text:span> выберешь для них самый подходящий! <text:span text:style-name="T1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4">&lt;</text:span><text:span text:style-name="T25">короткий</text:span><text:span text:style-name="T1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4">–</text:span> Ходят слухи, Стар <text:span text:style-name="T1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4">–</text:span> Мечтательно разглагольствовал Калрус.</text:p>
      <text:p text:style-name="P2"><text:span text:style-name="T14">–</text:span> Смотри, как бы ты сам после такой встречи не стал чудным материалом для <text:s/>чудовища, <text:span text:style-name="T14">–</text:span> проворчал Мэдтроттер. <text:span text:style-name="T1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4">–</text:span> Странно, кто-то ходил к замку после того, как он был заброшен, <text:span text:style-name="T14">–</text:span> пробормотал Мэдтроттер. <text:span text:style-name="T14">–</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4">–</text:span> Дискорд! Что их убило? <text:span text:style-name="T14">–</text:span> присвистнул обошедший Хорста с другой стороны Калрус.</text:p>
      <text:p text:style-name="P2"><text:soft-page-break/><text:span text:style-name="T14">–</text:span> Что бы их ни убило, нам с этим знакомиться ни к чему, <text:span text:style-name="T14">–</text:span> пробормотал Мэдтроттер озираясь. <text:span text:style-name="T1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4">–</text:span> Это королевский конвой. Такие были на службе у принцесс ещё лет двадцать назад, до Раздора.</text:p>
      <text:p text:style-name="P2"><text:span text:style-name="T14">–</text:span> Такое впечатление, что… <text:span text:style-name="T1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4">–</text:span> ...тут была засада <text:span text:style-name="T1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4">—</text:span> туда мы и помчались, сопровождаемые хлопками и свистом вращающихся шаров.</text:p>
      <text:p text:style-name="P5">***</text:p>
      <text:p text:style-name="P2"><text:span text:style-name="T14">–</text:span> Откуда там останки пегасов? Кто мог поймать их там? Они могут уйти от любой засады.</text:p>
      <text:p text:style-name="P2"><text:span text:style-name="T14">–</text:span> Не знаю, как насчёт летунов, принцессса, но когда мы осматривали кости, на нас было совершено нападение...</text:p>
      <text:p text:style-name="P2"><text:span text:style-name="T14">–</text:span> Вот как? На королевскую стражу в центре Эквестрии? Кто же это был?</text:p>
      <text:p text:style-name="P2"><text:span text:style-name="T14">–</text:span> Лианы, принцесса. <text:span text:style-name="T14">–</text:span> Кимеринн отчеканил последнюю фразу, глядя прямо перед собой. <text:span text:style-name="T1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4">– </text:span>сорок. Мы назвали их <text:span text:style-name="T14">&lt;</text:span><text:span text:style-name="T25">???</text:span><text:span text:style-name="T14">&gt;</text:span></text:p>
      <text:p text:style-name="P2">Луна обошла Кимеринна. </text:p>
      <text:p text:style-name="P2"><text:span text:style-name="T14">–</text:span> У вас рассечен бок. И колотая рана на шее.</text:p>
      <text:p text:style-name="P2"><text:span text:style-name="T14">–</text:span> Не уследил за лианой, Ваше Высочество. Ерунда. Калрус вовремя отсёк плеть. <text:span text:style-name="T14">–</text:span> Голубые глаза Кимеринна смотрели прямо сквозь Луну, не мигая.</text:p>
      <text:p text:style-name="P2"><text:span text:style-name="T1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4">–</text:span> Я ценю вашу службу и хочу достойно наградить вас. Спрашивайте.</text:p>
      <text:p text:style-name="P2"><text:span text:style-name="T14">–</text:span> Мне… мне ничего не нужно, Ваше Высочество. <text:span text:style-name="T14">–</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4">–</text:span> Кимеринн, вы окажете своей принцессе услугу, если согласитесь <text:s/>принять от неё награду! <text:span text:style-name="T14">–</text:span> Если бы он понял… Как когда-то понял Амарок… Аликорны <text:span text:style-name="T14">—</text:span> тоже живые существа. И они очень одиноки…</text:p>
      <text:p text:style-name="P2"><text:span text:style-name="T14">–</text:span> Хорошо, Ваше Высочество. <text:span text:style-name="T14">–</text:span> Кимеринн смотрел не мигая в точку прямо перед собой. <text:span text:style-name="T14">–</text:span> Я хочу… в награду… обращаться к вам на “ты”!</text:p>
      <text:p text:style-name="P2">Туман застилал глаза Луне. Она смотрела на него <text:span text:style-name="T1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4">–</text:span> Ну что же… Я рада оказать такую услугу… Тебе…</text:p>
      <text:p text:style-name="P2"><text:span text:style-name="T14">–</text:span> Принцесса…</text:p>
      <text:p text:style-name="P2"><text:soft-page-break/><text:span text:style-name="T14">–</text:span> Луна, мой дорогой. Для тебя <text:span text:style-name="T14">—</text:span> Луна…</text:p>
      <text:p text:style-name="P2">...</text:p>
      <text:p text:style-name="P2"/>
      <text:h text:style-name="P169" text:outline-level="2">Рейд пони-рэйнджеров-2 (<text:span text:style-name="T2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4">&lt;</text:span><text:span text:style-name="T25">гидрорысью</text:span><text:span text:style-name="T14">&gt;</text:span> и нападением <text:span text:style-name="T14">&lt;</text:span><text:span text:style-name="T25">тентаклиан</text:span><text:span text:style-name="T14">&gt;</text:span> казался мне ещё опаснее. А если этот корабль обследовать как следует…</text:p>
      <text:p text:style-name="P2"><text:span text:style-name="T14">–</text:span> Заночуем внутри. - <text:span text:style-name="T1">р</text:span>ешил я.</text:p>
      <text:p text:style-name="P2"><text:span text:style-name="T14">&lt;</text:span><text:span text:style-name="T25">Нужен ли тут самолёт? Нужен артефакт из Fallout Equestria - летучий корабль</text:span>?<text:span text:style-name="T14">&gt;</text:span></text:p>
      <text:p text:style-name="P2">Утро встретило нас туманом. Я пытался рассмотреть руины замка на противоположном берегу.</text:p>
      <text:p text:style-name="P2"><text:span text:style-name="T14">–</text:span> Идти опасно. Засаду прозевать <text:span text:style-name="T14">—</text:span> как два пера об мостовую. Хорст, я слетаю в разведку. Не нравится мне это болото.</text:p>
      <text:p text:style-name="P2"><text:span text:style-name="T1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4">–</text:span> Заметил что-то. <text:span text:style-name="T14">–</text:span> Хорст приставил копыто ко лбу, пытаясь рассмотретьчто-то против солнца. <text:span text:style-name="T14">–</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4">–</text:span> Поворачивайте, уходите от болота! <text:span text:style-name="T1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4">–</text:span> Не в крыло, а в ногу, <text:span text:style-name="T14">–</text:span> проворчал я, стаскивая зубами с задней ноги толстую плеть плюща, гладко отрубленную стилетом. <text:span text:style-name="T1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4">– </text:span>Схватил бы за крыло <text:span text:style-name="T14">—</text:span> я бы не вырвался.</text:p>
      <text:p text:style-name="P2">Я взглянул вверх. На металлической стенке чётко отпечатались четыре полукруга копыт. </text:p>
      <text:p text:style-name="P2"><text:span text:style-name="T14">–</text:span> И пришлось бы тебе за меня во дворце отдуваться.</text:p>
      <text:p text:style-name="P2"><text:span text:style-name="T14">–</text:span> Нашел что-нибудь интересное в развалинах?</text:p>
      <text:p text:style-name="P2"><text:span text:style-name="T14">–</text:span> А как же! Странное такое. Похожее на обезьяну. Но стройнее и грациознее. И оно было одето…</text:p>
      <text:p text:style-name="P2"><text:span text:style-name="T14">–</text:span> Одето?</text:p>
      <text:p text:style-name="P2"><text:span text:style-name="T14">–</text:span> Да, в потёртые джинсы и куртку. И на спине было что-то вроде перемётной сумки. Не успел как следует расмотреть <text:span text:style-name="T14">—</text:span> оно скрылось в кустах. Что его отличало от обезьяны <text:span text:style-name="T14">—</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4">–</text:span> Ещ одно неизвестное чудовище! <text:s/>Что-то их тут много развелось.</text:p>
      <text:p text:style-name="P2">Я крепко задумался. Принцесса приказывала <text:span text:style-name="T14">—</text:span> нет, не приказывала <text:span text:style-name="T1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4">–</text:span> Куда идём, Кэп? <text:span text:style-name="T14">–</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1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4">–</text:span> Вы ведь в неопасное место идёте, да?</text:p>
      <text:p text:style-name="P2"><text:span text:style-name="T14">–</text:span> Да, Силк Мэйн, в неопасное.</text:p>
      <text:p text:style-name="P2"><text:span text:style-name="T1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4">–</text:span> Силк, не волнуйся, если будет опасно, мы сразу же повернём. (И пойдём другой дорогой <text:span text:style-name="T14">—</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4">—</text:span> ничтожны.</text:p>
      <text:p text:style-name="P2"><text:span text:style-name="T14">–</text:span> Возвращаемся, Мэдди, <text:span text:style-name="T14">–</text:span> решил я. <text:span text:style-name="T1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4">–</text:span> Пони умеют переносить тяготы, Макс. <text:span text:style-name="T1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4">&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2"><text:span text:style-name="T14">&lt;</text:span><text:span text:style-name="T2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4">&gt;</text:span></text:p>
      <text:p text:style-name="P2"/>
      <text:p text:style-name="P2"/>
      <text:p text:style-name="P2"/>
      <text:p text:style-name="P2"><text:soft-page-break/><text:span text:style-name="T14">–</text:span> Тия, я…</text:p>
      <text:p text:style-name="P2"><text:span text:style-name="T14">–</text:span> Не говори ничего! Твайлайт нашла в архиве северного крыла полузаконченное заклинание <text:span text:style-name="T14">C</text:span>вирла Бородатого. “Защита от неведомой угрозы” <text:span text:style-name="T14">—</text:span> так он назвал его. Синопсис восстановить не удалось <text:span text:style-name="T14">—</text:span> Свирл записал его на некачественной бумаге. Треть заклинания Твайли восстановила экстраполяцией <text:span text:style-name="T1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4">—</text:span> всего лишь появился ты! <text:span text:style-name="T14">–</text:span> это слово Селестия выдохнула мне в лицо, буквально ткнув меня носом. <text:span text:style-name="T14">–</text:span> И всё это время я думала <text:span text:style-name="T14">—</text:span> кто ты? Наше спасение, или всего лишь горькая шутка судьбы? И я до сих пор не знаю. </text:p>
      <text:p text:style-name="P2">Ты извини, Макс, я разнервничалась/ <text:span text:style-name="T14">–</text:span> Селестия отвернулась от меня. Я протянул руку и осторожно поправил локон переливающейся гривы. <text:span text:style-name="T14">–</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4">–</text:span> Я не смогу сделать тебя счастливой, Тия, <text:span text:style-name="T14">–</text:span> я покачал головой. <text:span text:style-name="T14">– </text:span>Я не знаю, чем вам помочь. Скорее всего, я попал сюда случайно.</text:p>
      <text:p text:style-name="P2"><text:span text:style-name="T14">–</text:span> Я так и думала, <text:span text:style-name="T14">–</text:span> кивнула головой Селестия. <text:span text:style-name="T1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8"/>
      <text:p text:style-name="P56">Она вытянула шею и начала по очереди сгибать-разгибать ноги, разминая суставы.</text:p>
      <text:p text:style-name="P56"><text:span text:style-name="T14">–</text:span> Слишком поздно, <text:span text:style-name="T14">–</text:span> пробормотала она, глядя через панорамное окно на ночное небо. <text:span text:style-name="T14">–</text:span> Даже, скорее, рано. Сестра скоро вернётся.</text:p>
      <text:p text:style-name="P2"/>
      <text:p text:style-name="P2"><text:span text:style-name="T14">–</text:span> Макс, <text:span text:style-name="T14">–</text:span> обернулась она ко мне, <text:span text:style-name="T1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4">—</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9" text:outline-level="2"/>
      <text:h text:style-name="P16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3"><text:span text:style-name="T1">–</text:span> Программы. Это такие… гм… заклинания. Ты пишешь программу, запускаешь её, а потом она делает что-то для тебя.</text:p>
      <text:p text:style-name="P33"><text:span text:style-name="T1">–</text:span> То есть, ты, типа, волшебник в своём мире?</text:p>
      <text:p text:style-name="P33"><text:span text:style-name="T1">–</text:span> Вряд ли меня так можно называть. Очень далёкие параллели. У нас совсем нет магии.</text:p>
      <text:p text:style-name="P3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1"><text:soft-page-break/></text:p>
      <text:h text:style-name="P169" text:outline-level="2">Первый сеанс двойного сна. Рэрити</text:h>
      <text:p text:style-name="P2"/>
      <text:p text:style-name="P2"><text:span text:style-name="T14">&lt;</text:span><text:span text:style-name="T2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5">Сон одновременно смотрели Рэрити, Пинки и РД. Флатти и ЭйДжей не успели подойти вовремя, т.к. жили за городом.</text:span><text:span text:style-name="T14">&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4">–</text:span> Кровать для тебя маловата, Макс, <text:span text:style-name="T14">–</text:span> извиняющимся тоном сообщила Твайлайт. <text:span text:style-name="T14">–</text:span> Мы сдвинули два матраса на полу. Вы с Рэрити должны поместиться.</text:p>
      <text:p text:style-name="P2"><text:span text:style-name="T14">–</text:span> Может, и поместимся. Но, вообще, я во сне верчусь.</text:p>
      <text:p text:style-name="P2"><text:span text:style-name="T14">–</text:span> Не страшно, ты не успеешь… <text:span text:style-name="T14">–</text:span> её слова были заглушены звоном входного колокольчика. Хлопнула дверь и в читальный зал вошла светлая единорожка.</text:p>
      <text:p text:style-name="P2"><text:span text:style-name="T14">–</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4">—</text:span> всё это придавало Рэрити неожиданный шарм.</text:p>
      <text:p text:style-name="P2"><text:span text:style-name="T14">–</text:span> Рэрити, ты выглядишь… Замечательно выглядишь! <text:span text:style-name="T14">–</text:span> растерянно пролепетала Твайлайт.</text:p>
      <text:p text:style-name="P2"><text:span text:style-name="T14">–</text:span> Дааааааа… Замечательно! <text:span text:style-name="T14">–</text:span> наконец-то смог закрыть рот <text:span text:style-name="T1">и втянуть слюни </text:span>Спайк.</text:p>
      <text:p text:style-name="P2"><text:span text:style-name="T1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4">–</text:span> смущённо сказала Рэрити, глядя мимо меня своими фиолетовыми глазами.</text:p>
      <text:p text:style-name="P2"><text:span text:style-name="T14">–</text:span> Спасибо, Рэрити. Ты выглядишь потрясно. <text:span text:style-name="T1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4">–</text:span> Ну что же, если готовы <text:span text:style-name="T1">—</text:span> ложитесь на матрас и расслабьтесь. Вы должны касаться друг-друга. <text:span text:style-name="T1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4">–</text:span> Готовы? <text:span text:style-name="T14">–</text:span> Спросила Твайлайт.</text:p>
      <text:p text:style-name="P2"><text:span text:style-name="T14">–</text:span> Я готова. <text:span text:style-name="T14">–</text:span> <text:span text:style-name="T1">о</text:span>тозвалась Рэрити.</text:p>
      <text:p text:style-name="P2"><text:span text:style-name="T14">–</text:span> Готов. <text:span text:style-name="T14">–</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9" text:outline-level="2">Сон Макса</text:h>
      <text:p text:style-name="P117"/>
      <text:p text:style-name="P2"><text:span text:style-name="T14">&lt;</text:span><text:span text:style-name="T2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0">–</text:span><text:span text:style-name="T25"> Готова, </text:span><text:span text:style-name="T30">–</text:span><text:span text:style-name="T25"> процедила она.</text:span><text:span text:style-name="T14">&gt;</text:span></text:p>
      <text:p text:style-name="P5">***</text:p>
      <text:p text:style-name="P2"><text:span text:style-name="T14">–</text:span> Вставай, Макс! <text:span text:style-name="T14">–</text:span> Маленькое копыто надавливало мне на грудь, делая энергичные круговые движения.</text:p>
      <text:p text:style-name="P2"><text:span text:style-name="T14">–</text:span> Твайлайт? <text:span text:style-name="T14">–</text:span> Взгляд сфокусировался на лавандовой единорожке, озабоченно осматривающей меня и продолжающей массаж в области сердца.</text:p>
      <text:p text:style-name="P2"><text:span text:style-name="T14">–</text:span> Мне не понравился цвет твоей мордочки. Ты стал слишком бледный. Я решила прервать твой сон. Как ты себя ...</text:p>
      <text:p text:style-name="P2"><text:span text:style-name="T14">–</text:span> … чувствуешь, дорогая Рэрити?! Я могу чем-нибудь помочь? Вот, выпей воды! <text:span text:style-name="T14">–</text:span> <text:span text:style-name="T1">д</text:span>ракончик метался вокруг светлой единорожки, в волнении заламывая лапки.</text:p>
      <text:p text:style-name="P2"><text:span text:style-name="T14">–</text:span> Спасибо, Спайк! Ты очень любезен! <text:span text:style-name="T14">–</text:span> Рэрити приподнялась на матрасе и сделала пару глотков из услужливо поднесенного Спайком стакана.</text:p>
      <text:p text:style-name="P2"><text:span text:style-name="T14">–</text:span> Я в порядке. Что-то удалось узнать? <text:span text:style-name="T14">–</text:span> обратился я к Рэрити.</text:p>
      <text:p text:style-name="P2"><text:span text:style-name="T14">–</text:span> Я всё расскажу, <text:span text:style-name="T14">–</text:span> кивнула единорожка. <text:span text:style-name="T1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4">–</text:span> Годится, <text:span text:style-name="T14">–</text:span> кивнула Твайлайт. <text:span text:style-name="T14">–</text:span> Тогда до завтрашнего вечера каждый свободен и занимается своими делами.</text:p>
      <text:p text:style-name="P2"><text:span text:style-name="T14">– </text:span>Да, Макс?</text:p>
      <text:p text:style-name="P2"><text:span text:style-name="T1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4">–</text:span> Я помогу-у-у-у! <text:span text:style-name="T14">–</text:span> <text:span text:style-name="T1">з</text:span>апрыгала на месте Пинки.</text:p>
      <text:p text:style-name="P2"><text:span text:style-name="T14">–</text:span> Я помогу! <text:span text:style-name="T14">–</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4">–</text:span> Я первая предложила! <text:span text:style-name="T14">–</text:span> возмутилась Пинки.</text:p>
      <text:p text:style-name="P2"><text:soft-page-break/><text:span text:style-name="T14">–</text:span> Предложила не ты, а Твайлайт. <text:span text:style-name="T14">–</text:span> <text:span text:style-name="T1">п</text:span>арировала Рэйнбоу Дэш.</text:p>
      <text:p text:style-name="P2"><text:span text:style-name="T14">–</text:span> Не ссорьтесь, <text:span text:style-name="T1">кобылки</text:span>! Давайте сегодня мне показывает Понивилль Пинки, а завтра <text:span text:style-name="T1">—</text:span> ты, Рэйнбоу. <text:span text:style-name="T14">–</text:span> <text:span text:style-name="T1">п</text:span>редложил я. <text:span text:style-name="T14">–</text:span> Годится?</text:p>
      <text:p text:style-name="P2"><text:span text:style-name="T14">–</text:span> Лады. <text:span text:style-name="T14">–</text:span> проворчала пегаска. <text:span text:style-name="T14">–</text:span> Приходи завтра на девять к библиотеке. Нет, лучше на десять.</text:p>
      <text:p text:style-name="P2"><text:span text:style-name="T14">–</text:span> Хорошо, Рэйнбоу Дэш. Договорились.</text:p>
      <text:p text:style-name="P2"><text:span text:style-name="T14">–</text:span> Пошли-пошли-пошли-пошли, <text:span text:style-name="T14">–</text:span> подталкивала меня головой к выходу Пинки. <text:span text:style-name="T1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4">–</text:span> <text:span text:style-name="T1">э</text:span>нергия Пинки была неиссякаема.</text:p>
      <text:p text:style-name="P2"><text:span text:style-name="T14">–</text:span> Ффух! Дай отдышаться.</text:p>
      <text:p text:style-name="P2"><text:span text:style-name="T14">–</text:span> Устал? <text:span text:style-name="T14">–</text:span> <text:span text:style-name="T1">у</text:span>частливо спросила Пинки.</text:p>
      <text:p text:style-name="P2"><text:span text:style-name="T1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4">–</text:span> Да? Тогда пойдём перекусим.</text:p>
      <text:p text:style-name="P2">Манерный пони-оффициант выслушал наши пожелания и удалился.</text:p>
      <text:p text:style-name="P2"><text:span text:style-name="T14">–</text:span> А какой у тебя был образ жизни?</text:p>
      <text:p text:style-name="P2"><text:span text:style-name="T14">–</text:span> В основном, <text:span text:style-name="T1">э</text:span>сидячий.</text:p>
      <text:p text:style-name="P2"><text:span text:style-name="T1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4">–</text:span> А у нас сидячая работа в порядке вещей.</text:p>
      <text:p text:style-name="P2"><text:span text:style-name="T14">–</text:span> Ужас-ужас! <text:span text:style-name="T14">–</text:span> Пинки прижала копыта передних ног к голове. <text:span text:style-name="T1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4">&lt;</text:span><text:span text:style-name="T25">Рэйнбоу объясняет Максу, почему Пинки расплатилась за него </text:span><text:span text:style-name="T26">—</text:span><text:span text:style-name="T25"> и вспоминает, что когда-то уже объясняла нечто подобное (Леро)</text:span></text:p>
      <text:p text:style-name="P2"/>
      <text:h text:style-name="P169"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14">–</text:span> Привет! Куда это ты собрался? <text:span text:style-name="T14">–</text:span> <text:span text:style-name="T1">п</text:span>розвучало из листвы, как только я взялся за ручку двери. С ветки на землю спланировала Рэйнбоу Дэш.</text:p>
      <text:p text:style-name="P2"><text:span text:style-name="T14">–</text:span> Она ещё спит. Вчера пересидела за книгами. Не стоит её будить. <text:span text:style-name="T14">–</text:span> пегаска <text:span text:style-name="T1">к</text:span>ивнула на дверь. <text:span text:style-name="T14">–</text:span> Ну, пошли?</text:p>
      <text:p text:style-name="P2"><text:span text:style-name="T14">–</text:span> Пошли, Рэйнбоу Дэш. А куда?</text:p>
      <text:p text:style-name="P2"><text:span text:style-name="T14">–</text:span> Слушай, зови меня Дэш. А то и мне придётся звать тебя полным именем, а я этого не выношу.</text:p>
      <text:p text:style-name="P2"><text:span text:style-name="T14">–</text:span> Договорились, Дэш. Так куда мы идём?</text:p>
      <text:p text:style-name="P2"><text:span text:style-name="T14">–</text:span> К <text:span text:style-name="T14">&lt;</text:span><text:span text:style-name="T25">водопаду</text:span><text:span text:style-name="T14">&gt;</text:span>. Там здоровски красивое место.</text:p>
      <text:p text:style-name="P2"><text:span text:style-name="T14">–</text:span> А я думал, ты хочешь показать мне Понивилль.</text:p>
      <text:p text:style-name="P2"><text:span text:style-name="T14">–</text:span> Да ладно, <text:span text:style-name="T14">–</text:span> засмеялась пегаска, скосив на меня смущёную мордочку, <text:span text:style-name="T1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4">–</text:span> Макс, <text:span text:style-name="T14">–</text:span> нарушила молчание Дэш, <text:span text:style-name="T1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4">–</text:span> Дежа вю? Ты об этом?</text:p>
      <text:p text:style-name="P2"><text:span text:style-name="T14">– </text:span>Что? Какое ещё дежавю?</text:p>
      <text:p text:style-name="P2"><text:span text:style-name="T14">–</text:span> Ложные воспоминания. Ты помнишь о чём-то, чего на самом деле никогда не было.</text:p>
      <text:p text:style-name="P2"><text:span text:style-name="T14">–</text:span> Хм. Может, и дежавю… Может… А если всё же было? Но ты не помнишь когда и как?</text:p>
      <text:p text:style-name="P2"><text:span text:style-name="T14">–</text:span> Дэш, не говори загадками. Если хочешь услышать внятный ответ, задавай внятный вопрос.</text:p>
      <text:p text:style-name="P2"><text:span text:style-name="T14">–</text:span> Не готова я… задать внятный вопрос. <text:span text:style-name="T14">–</text:span> <text:span text:style-name="T1">п</text:span>робормотала пегаска. <text:span text:style-name="T14">–</text:span> Нам туда.</text:p>
      <text:p text:style-name="P2">Дэш указала на тропку, уводящую от путей в молодой берёзово-кленовый лесок.</text:p>
      <text:p text:style-name="P2"><text:span text:style-name="T14">–</text:span> Ну-у-у, так мы до вечера не дойдём. <text:span text:style-name="T14">–</text:span> <text:span text:style-name="T1">н</text:span>едовольно заметила Дэш через пару минут. <text:span text:style-name="T14">–</text:span> Пробежимся?</text:p>
      <text:p text:style-name="P2"><text:span text:style-name="T14">–</text:span> Из меня бегун тот ещё. <text:s/>Я проплыть могу больше, чем пробежать.</text:p>
      <text:p text:style-name="P2"><text:span text:style-name="T1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4">–</text:span> Всё, Дэш. Я больше не могу.</text:p>
      <text:p text:style-name="P2"><text:span text:style-name="T14">–</text:span> Ты шутишь? Мы и полмили не пробежали.</text:p>
      <text:p text:style-name="P2"><text:span text:style-name="T14">–</text:span> Понимаешь, бег <text:span text:style-name="T1">—</text:span> не моя сильная сторона. Никогда не умел долго бегать.</text:p>
      <text:p text:style-name="P2"><text:span text:style-name="T14">–</text:span> Как же ты жил тогда? <text:span text:style-name="T14">–</text:span> недоумённо уставилась на меня пегаска. <text:span text:style-name="T14">– </text:span><text:span text:style-name="T1">Летать-то ты тоже не умеешь?</text:span></text:p>
      <text:p text:style-name="P2"><text:soft-page-break/><text:span text:style-name="T14">–</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4">–</text:span> Ничего себе “скорее исключение, чем правило”, <text:span text:style-name="T14">–</text:span> удивлённо повторила Дэш. <text:span text:style-name="T14">–</text:span> Да у нас это такое же исключение, как нелетающий пегас! Какое уж там “правило”! Дискорд, что же нам делать? Так мы не успеем…</text:p>
      <text:p text:style-name="P2"><text:span text:style-name="T14">–</text:span> Мы можем вернуться. А это место ты покажешь мне в другой раз. Выберемся туда в двухдневный поход.</text:p>
      <text:p text:style-name="P2"><text:span text:style-name="T14">–</text:span> Нет уж! Никаких “вернуться”. Если вернёмся, то никогда уже там не побываем. <text:span text:style-name="T14">–</text:span> <text:span text:style-name="T1">с</text:span>ерьёзно заявила Дэш. <text:span text:style-name="T14">–</text:span> Уж поверь мне. Вот что. У тебя передние лапы <text:span text:style-name="T1">—</text:span> те, которые с пальцами, <text:span text:style-name="T1">—</text:span> сильные?</text:p>
      <text:p text:style-name="P2"><text:span text:style-name="T14">&lt;</text:span><text:span text:style-name="T25">Cначала описать попытку усесться сверху. На первой попытке Макс поранился об брошь в гриве РД в виде радужной молнии</text:span><text:span text:style-name="T14">&gt;</text:span></text:p>
      <text:p text:style-name="P2"><text:span text:style-name="T14">–</text:span> Сможешь меня удержать?</text:p>
      <text:p text:style-name="P2"><text:span text:style-name="T14">–</text:span> Ты про руки, что ли? Смогу. А зачем?</text:p>
      <text:p text:style-name="P2"><text:span text:style-name="T1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4">–</text:span> <text:span text:style-name="T1">н</text:span>ачала оправдываться Дэш.</text:p>
      <text:p text:style-name="P2"><text:span text:style-name="T1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4">–</text:span> Ну да, не сообразила сразу насчёт баланса, <text:span text:style-name="T14">–</text:span> рассмеялась пегаска, вставая на ноги. <text:span text:style-name="T1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4">–</text:span> Ю-у-у-у-ху-у-у-у!!! <text:span text:style-name="T1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4">&lt;</text:span><text:span text:style-name="T25">Дэш расплачивается за Макса в кафе. Когда тот спрашивает, почему она и Пинки платят за него, Дэш, вместо ответа, говорит:</text:span></text:p>
      <text:p text:style-name="P2"><text:span text:style-name="T30">–</text:span><text:span text:style-name="T25"> Пинки? </text:span><text:span text:style-name="T30">–</text:span><text:span text:style-name="T25"> Дэш сморщила нос. </text:span><text:span text:style-name="T30">–</text:span><text:span text:style-name="T25"> Я скажу ей, чтоб больше не </text:span><text:span text:style-name="T30">платила.</text:span><text:span text:style-name="T14">&gt;</text:span></text:p>
      <text:p text:style-name="P2"><text:span text:style-name="T14">Хотя</text:span> за то немногое время, что мы провели вместе, я понял, что ожидать от голубой пегаски предсказуемости <text:span text:style-name="T1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14">—</text:span> скажем, 35 <text:span text:style-name="T14">– </text:span>40 метров (на 50 я без дыхательной подготовки давно не замахиваюсь, а о 75-ти уже даже и не вспоминаю), но в такой воде <text:span text:style-name="T1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4">–</text:span> Ф-р-р-р. Тьфу! Бр-р-р.</text:p>
      <text:p text:style-name="P2">Дэш выплюнула меня на берег и сама упала рядом.</text:p>
      <text:p text:style-name="P2"><text:span text:style-name="T14">–</text:span> Что ж? Ты? Не? Сказал? Что? <text:s/>Не? Умеешь? Плавать? <text:span text:style-name="T14">–</text:span> <text:span text:style-name="T1">в</text:span> промежутках между вздохами процедила Дэш.</text:p>
      <text:p text:style-name="P2"><text:span text:style-name="T14">–</text:span> С чего ты взяла? Я умею.</text:p>
      <text:p text:style-name="P2"><text:span text:style-name="T14">–</text:span> Ты ушёл под воду! И не выныривал! <text:span text:style-name="T14">–</text:span> <text:span text:style-name="T1">о</text:span>т возмущения пегаска даже забыла дышать.</text:p>
      <text:p text:style-name="P2"><text:span text:style-name="T14">–</text:span> Я не выныривал, потому что решил поплавать под водой. Я, вообще, это дело люблю.</text:p>
      <text:p text:style-name="P2"><text:span text:style-name="T14">–</text:span> Что??! И ты не предупредил меня?!! Знаешь, как я испугалась?!! Ни одна пони без магии столько под водой не продержится!!</text:p>
      <text:p text:style-name="P2"><text:span text:style-name="T14">–</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4">–</text:span> Да. Это я виновата. Я дура. Извини, <text:span text:style-name="T1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4">&lt;</text:span><text:span text:style-name="T25">В Кантерлоте Макс присутствует на церемонии прощания с Кимеринном</text:span><text:span text:style-name="T1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4">–</text:span> Ух ты! <text:span text:style-name="T1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4">–</text:span> Как тут…</text:p>
      <text:p text:style-name="P2"><text:span text:style-name="T14">–</text:span> Красиво, правда? <text:span text:style-name="T14">–</text:span> Дэш отследила мой взгляд и кивнула.</text:p>
      <text:p text:style-name="P2"><text:span text:style-name="T14">–</text:span> Красиво <text:span text:style-name="T1">—</text:span> это не то <text:span text:style-name="T1">чувство</text:span>. Тут чудесно! Просто слов нет…</text:p>
      <text:p text:style-name="P2"><text:soft-page-break/><text:span text:style-name="T1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4">–</text:span> А сейчас? Сейчас у тебя есть такое чувство?</text:p>
      <text:p text:style-name="P2"><text:span text:style-name="T14">–</text:span> Сейчас мне хочется, чтобы ты это видел. Не знаю почему. То есть, не совсем чтобы не знаю. <text:span text:style-name="T14">–</text:span> Дэш отпрянула и посмотрела мне в глаза. <text:span text:style-name="T1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4">–</text:span> Это исключено, Дэш. Я никак не мог повстречаться с тобой в своём мире.</text:p>
      <text:p text:style-name="P2"><text:span text:style-name="T14">–</text:span> Да? Странно. Откуда же это чувство, будто я тебя знаю? <text:span text:style-name="T14">–</text:span> <text:span text:style-name="T1">п</text:span>робормотала пегаска. <text:span text:style-name="T1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4">–</text:span> Тебе надо просушить шерсть. Снимай-ка одежду! <text:span text:style-name="T14">–</text:span> <text:span text:style-name="T1">с</text:span>командовала Дэш.</text:p>
      <text:p text:style-name="P2"><text:span text:style-name="T1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4">–</text:span> Куда это ты спрятался? <text:span text:style-name="T14">–</text:span> <text:span text:style-name="T1">з</text:span>аросли вербы раздвинулись, пропуская пегаску.</text:p>
      <text:p text:style-name="P2"><text:span text:style-name="T14">–</text:span> Оп-па! <text:span text:style-name="T1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4">–</text:span> Ты чего? <text:span text:style-name="T14">–</text:span> <text:span text:style-name="T1">в</text:span> конце-концов озадаченно спросила она. <text:span text:style-name="T14">–</text:span> Что-то не так?</text:p>
      <text:p text:style-name="P2"><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4">–</text:span> А с кем не так? Со мной? С тобой? Или вообще? <text:span text:style-name="T14">–</text:span> <text:span text:style-name="T1">д</text:span>опытывалась пегаска.</text:p>
      <text:p text:style-name="P2"><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2"><text:span text:style-name="T14">–</text:span> Ну и?</text:p>
      <text:p text:style-name="P2"><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4">–</text:span> А какой смысл в этом правиле? Какую цель оно преследует?</text:p>
      <text:p text:style-name="P2"><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4">–</text:span> Вот видишь, ты меня правильно поняла. Описанные тобой табу у нас, кстати, тоже есть.</text:p>
      <text:p text:style-name="P2"><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попросили спеть на празднике <text:span text:style-name="T14">&lt;</text:span><text:span text:style-name="T30">zxcbzxcvb</text:span><text:span text:style-name="T14">&gt;</text:span>.</text:p>
      <text:p text:style-name="P2">Я не ответил.</text:p>
      <text:p text:style-name="P2">Пегаска подошла поближе и села, прижавшись тёплым боком ко мне.</text:p>
      <text:p text:style-name="P2"><text:span text:style-name="T14">–</text:span> Ты молчишь. Я опять рассердила тебя, да? У меня постоянно с этим проблемы. <text:span text:style-name="T14">–</text:span> Дэш напряжённо смотрела в одну точку прямо перед собой. Её шерсть не могла скрыть мелко дрожи. <text:span text:style-name="T1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4">–</text:span> У тебя оригинальный способ исповедаться, Дэш, <text:span text:style-name="T14">–</text:span> наконец закашлялся я. <text:span text:style-name="T14">–</text:span> Затащить в укромное местечко, попытаться утопить, а под конец сорвать штаны и… <text:span text:style-name="T14">–</text:span> тут Дэш сама прыснула от смеха.</text:p>
      <text:p text:style-name="P2">Вдоволь отсмеявшись, Дэш ткнула меня носом в грудь и спросила:</text:p>
      <text:p text:style-name="P2"><text:span text:style-name="T14">–</text:span> И?</text:p>
      <text:p text:style-name="P2"><text:span text:style-name="T14">–</text:span> Что “и”?</text:p>
      <text:p text:style-name="P2"><text:span text:style-name="T14">–</text:span> Ты сказал: “ А под конец сорвать штаны и…” <text:span text:style-name="T14">–</text:span> вот я и хочу знать, что “и”?</text:p>
      <text:p text:style-name="P2">Я смутился.</text:p>
      <text:p text:style-name="P2"><text:span text:style-name="T14">–</text:span> Да ничего… Не бери в голову.</text:p>
      <text:p text:style-name="P2"><text:span text:style-name="T14">–</text:span> А я хочу брать! Какой ты всё-таки… <text:span text:style-name="T14">–</text:span> Дэш встала, потянувшись сначала передней половиной, потом задней.</text:p>
      <text:p text:style-name="P2"><text:span text:style-name="T14">–</text:span> Какой?</text:p>
      <text:p text:style-name="P2"><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4">–</text:span> Короче, решай. <text:span text:style-name="T14">–</text:span> <text:span text:style-name="T1">е</text:span>ё нос почти касался моего. <text:span text:style-name="T14">–</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4">–</text:span> Дэш, ты..?</text:p>
      <text:p text:style-name="P2"><text:span text:style-name="T14">–</text:span> Да, Дискорд тебя забери! Я предлагаю тебе ЗА-НЯТЬ-СЯ СЕК-СОМ со мной! <text:span text:style-name="T14">–</text:span> <text:span text:style-name="T1">п</text:span>очти зло отчеканила пегаска. <text:span text:style-name="T1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14">–</text:span> Дэш!</text:p>
      <text:p text:style-name="P2"><text:span text:style-name="T14">–</text:span> Да? <text:span text:style-name="T1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4">–</text:span> Ничего себе!</text:p>
      <text:p text:style-name="P2"><text:span text:style-name="T14">–</text:span> А ты как думал, откуда взялись пони-пегасы и пони-единороги?</text:p>
      <text:p text:style-name="P2"><text:span text:style-name="T14">–</text:span> Я думал, они всегда были.</text:p>
      <text:p text:style-name="P2"><text:span text:style-name="T14">–</text:span> Не всегда. Пегасы произошли от земных пони и грифонов. Пони-единороги <text:span text:style-name="T14">–</text:span> от земных пони и диких единорогов.</text:p>
      <text:p text:style-name="P2"><text:span text:style-name="T14">–</text:span> А что это за дикие единороги?</text:p>
      <text:p text:style-name="P2"><text:span text:style-name="T14">–</text:span> Сейчас они почти не встречаются. У них хвосты как у льва <text:span text:style-name="T1">—</text:span> с кисточкой на конце. И раздвоенные копыта.</text:p>
      <text:p text:style-name="P2"><text:span text:style-name="T14">–</text:span> А аликорны от кого произошли? От пегасов и единорогов?</text:p>
      <text:p text:style-name="P2"><text:span text:style-name="T14">–</text:span> Нет, <text:span text:style-name="T14">–</text:span> отрицательно покачала головой Дэш. <text:span text:style-name="T14">–</text:span> Никто не знает, как появились аликорны. Одно я знаю точно: если единорог спарится с пегасом, аликорна не получится.</text:p>
      <text:p text:style-name="P2"><text:span text:style-name="T14">–</text:span> Что ж, спасибо, что просветила. Однако…</text:p>
      <text:p text:style-name="P2"><text:span text:style-name="T14">–</text:span> Что?</text:p>
      <text:p text:style-name="P2"><text:span text:style-name="T14">–</text:span> Ты лежишь на мне.</text:p>
      <text:p text:style-name="P2"><text:span text:style-name="T14">–</text:span> Ну да, лежу, <text:span text:style-name="T14">–</text:span> Дэш ехидно улыбнулась и заёрзала животом. <text:span text:style-name="T14">–</text:span> А что?</text:p>
      <text:p text:style-name="P2"><text:span text:style-name="T14">–</text:span> А то, что в таком положении я до тебя не достану! У тебя слишком высоко расположена... ммм… анатомия.</text:p>
      <text:p text:style-name="P2"><text:span text:style-name="T14">–</text:span> Потерпи чуть-чуть, <text:span text:style-name="T14">–</text:span> пегаска хихикнула и снова заёрзала животом, прижав его ко мне. <text:span text:style-name="T1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1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4">–</text:span> Эт-то магия-а-а-а.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предплечье. Дыхание у неё стало прерывистым.</text:p>
      <text:p text:style-name="P2"><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2"><text:span text:style-name="T14">–</text:span> Дэш, <text:span text:style-name="T14">–</text:span> рассмеялся я, <text:span text:style-name="T14">–</text:span> отпусти ухо!</text:p>
      <text:p text:style-name="P2"><text:span text:style-name="T14">–</text:span> Отпускаю, <text:span text:style-name="T14">–</text:span> шепнула пегаска мне в ухо. <text:span text:style-name="T14">–</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4">–</text:span> Мы опаздываем! Рэрити назначила на восемь часов вечера у Твайлайт!</text:p>
      <text:p text:style-name="P2"><text:span text:style-name="T14">&lt;</text:span><text:span text:style-name="T25">Р/Д отправляется в сон до Рэрити и там вспоминает Леро/Листа.</text:span><text:span text:style-name="T14">&gt;</text:span></text:p>
      <text:p text:style-name="P2">Пока я одевался, пегаска в нетерпении рыла копытом землю.</text:p>
      <text:p text:style-name="P2"><text:span text:style-name="T14">–</text:span> Оделся? Хватайся! <text:span text:style-name="T14">–</text:span> Дэш подпрыгнула и зависла у меня над головой, давая схватиться за ноги.</text:p>
      <text:p text:style-name="P2">И мы понеслись…</text:p>
      <text:p text:style-name="P2"/>
      <text:p text:style-name="P117"/>
      <text:p text:style-name="P117"/>
      <text:p text:style-name="P117"/>
      <text:p text:style-name="P117"/>
      <text:p text:style-name="P2"><text:span text:style-name="T14">&lt;</text:span><text:span text:style-name="T25">Подходя к замку Принцесс, Дэш рассказывает Максу обо сне, который она утаила - с Леро.</text:span><text:span text:style-name="T14">&gt;</text:span> </text:p>
      <text:p text:style-name="P2"><text:span text:style-name="T14">&lt;</text:span><text:span text:style-name="T25">Кто следующий готов рассказывать?</text:span></text:p>
      <text:p text:style-name="P33">Пинки дёрнулась на месте, но промолчала.</text:p>
      <text:p text:style-name="P2"><text:span text:style-name="T30">–</text:span><text:span text:style-name="T25"> Я расскажу, - шагнула вперёд радужная пегаска. </text:span><text:span text:style-name="T30">–</text:span><text:span text:style-name="T25"> Хотя вряд ли ты узнаешь что-то полезное. Там галиматья какая-то…</text:span><text:span text:style-name="T14">&gt;</text:span></text:p>
      <text:p text:style-name="P2"><text:span text:style-name="T14">&lt;</text:span><text:span text:style-name="T25">После рассказа РД рассказывает Пинки. При расказе становится ясно её безумие </text:span><text:span text:style-name="T30">—</text:span><text:span text:style-name="T25"> она становится Пинкаминой из-за её сна </text:span><text:span text:style-name="T30">—</text:span><text:span text:style-name="T25"> “Кексиков”. Также она видит во сне центр Эгрегора Эквестрии </text:span><text:span text:style-name="T30">—</text:span><text:span text:style-name="T25"> Селестию. И она видит, как Селестия превращается в набор цифр и уходит в экран </text:span><text:span text:style-name="T30">—</text:span><text:span text:style-name="T25"> в мир Терры.</text:span></text:p>
      <text:p text:style-name="P33">После чего происходит исчезновение Селестии. Макс + Шестёрка (без Пинки и Рэрити <text:span text:style-name="T1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5">В мире Терры они ищут Селестию. В конце-концов Макс находит её в кибермозге </text:span><text:span text:style-name="T30">—</text:span><text:span text:style-name="T25"> в подпрограмме “Селестия”, сделанной Владом (Celestum … ссылка на фанфик). Макс выключает эту программу и </text:span><text:soft-page-break/><text:span text:style-name="T25">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5"> Эгрегором Эквестрии. После чего пееренос на Землю на 10 лет назад. Начало написания “Последнего фанфика”.</text:span><text:span text:style-name="T14">&gt;</text:span></text:p>
      <text:p text:style-name="P16"/>
      <text:p text:style-name="P2"><text:span text:style-name="T14">–</text:span> Ну ладно, посижу ночью над книгами. Кто следующий? <text:span text:style-name="T14">– </text:span>Твайлайт посмотрела на Пинки, но та только тёрла копытом висок и морщила лоб, словно пытаясь что-то вспомнить.</text:p>
      <text:p text:style-name="P2"><text:span text:style-name="T14">–</text:span> Я расскажу, - шагнула вперёд радужная пегаска. <text:span text:style-name="T14">–</text:span> Хотя вряд ли ты узнаешь что-то полезное. Там дискордовщина какая-то…</text:p>
      <text:p text:style-name="P2"/>
      <text:h text:style-name="P169" text:outline-level="2"/>
      <text:p text:style-name="P5">***</text:p>
      <text:p text:style-name="P2"><text:span text:style-name="T14">–</text:span> А дальше ты спихнула меня с него и стала приводить его в чувство. <text:span text:style-name="T14">–</text:span> <text:span text:style-name="T1">з</text:span>акончила рассказа Рэйнбоу Дэш.</text:p>
      <text:p text:style-name="P2"><text:span text:style-name="T14">–</text:span> Хм. Несколько эпизодов, включая рекурсивный сон. И опять сфера из светящихся точек. <text:span text:style-name="T14">–</text:span> <text:span text:style-name="T1">о</text:span>тметила Твайлайт.</text:p>
      <text:p text:style-name="P2"><text:span text:style-name="T14">–</text:span> Что такое “рекурсивный сон”?</text:p>
      <text:p text:style-name="P2"><text:span text:style-name="T1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4">–</text:span> <text:span text:style-name="T1">п</text:span>овернулась Твайлайт к розовой земнопони.</text:p>
      <text:p text:style-name="P2"/>
      <text:h text:style-name="P169"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4">–</text:span> И в твоём мире нет пони-пегасов и пони-единорогов? Есть только земнопони? <text:span text:style-name="T14">–</text:span> допытывалась РД.</text:p>
      <text:p text:style-name="P2"><text:span text:style-name="T1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4">&lt;</text:span><text:span text:style-name="T26">название</text:span><text:span text:style-name="T1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4">–</text:span> Ну хорошо, а кто вами правит? Аликорн? Драконикус? Какой-нибудь человек с рогом во лбу? Или у вас нет правителя?</text:p>
      <text:p text:style-name="P2"><text:span text:style-name="T14">–</text:span> Нет, почему? Правитель есть. Только он не постоянный. Его избирают. Раз в несколько лет.</text:p>
      <text:p text:style-name="P2"><text:span text:style-name="T14">–</text:span> Но это же полная ерунда! <text:span text:style-name="T14">–</text:span> <text:span text:style-name="T1">в</text:span>оскликнула Д<text:span text:style-name="T1">эш</text:span>. <text:span text:style-name="T14">–</text:span> С какой стати он будет заботиться о королевстве как о своём, если будет знать, что через несколько лет оно будет не его? <text:span text:style-name="T14">&lt;</text:span><text:span text:style-name="T26">изменить причину удивления</text:span><text:span text:style-name="T1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4">–</text:span> Хм. Узнаю походку Твайлайт. Что-то случилось. <text:span text:style-name="T14">–</text:span> заметила <text:span text:style-name="T1">пегаска</text:span>.</text:p>
      <text:p text:style-name="P2">И впрямь, на запыхавшейся единорожке лица не было.</text:p>
      <text:p text:style-name="P2"><text:span text:style-name="T14">–</text:span> Она исчезла!!! <text:span text:style-name="T14">–</text:span> Твайлайт не могла отдышаться.</text:p>
      <text:p text:style-name="P2"><text:soft-page-break/><text:span text:style-name="T14">–</text:span> Кто <text:span text:style-name="T1">—</text:span> она??? <text:span text:style-name="T14">–</text:span> <text:span text:style-name="T1">х</text:span>ором воскликнули мы и переглянулись.</text:p>
      <text:p text:style-name="P2"><text:span text:style-name="T14">–</text:span> Прин-цес-са Се-лес-ти-я! <text:span text:style-name="T14">–</text:span> <text:span text:style-name="T1">п</text:span>о слогам отчеканила Твайлайт. <text:span text:style-name="T14">–</text:span> Только это между нами. Государственная тайна. Нас вызывают в Кантерлот.</text:p>
      <text:p text:style-name="P2"><text:span text:style-name="T14">–</text:span> Ну и дела, <text:span text:style-name="T14">–</text:span> покачала головой Д<text:span text:style-name="T1">эш</text:span>. <text:span text:style-name="T14">–</text:span> Я слетаю за остальными. Мы ещё успеем на вечерний поезд.</text:p>
      <text:p text:style-name="P2"><text:span text:style-name="T1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4">–</text:span> Рада видеть вас, мои дорогие, <text:span text:style-name="T14">–</text:span> поприветствовала Луна кобылок. Я удостоился едва заметного кивка. <text:span text:style-name="T14">–</text:span> А где элементы Щедрости и Веселья?</text:p>
      <text:p text:style-name="P2"><text:span text:style-name="T14">–</text:span> Рэрити осталась ухаживать за Пинки. Та очень больна, <text:span text:style-name="T14">–</text:span> выступила за всех Твайлайт. <text:span text:style-name="T14">–</text:span> Что произошло? Стража сказала нам…</text:p>
      <text:p text:style-name="P2"><text:span text:style-name="T14">–</text:span> Увы, они не солгали. Моя сестра пропала вчера утром. Стража видела её накануне вечером, но утром нашли только примятую постель. Я знаю, <text:span text:style-name="T14">–</text:span> тут Луна повернулась ко мне и с едва заметным сарказмом продолжила, <text:span text:style-name="T1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4">–</text:span> Не могу ничем помочь. Я знаю не больше твоего.</text:p>
      <text:p text:style-name="P2">Луна как будто ожидала такой ответ.</text:p>
      <text:p text:style-name="P2"><text:span text:style-name="T14">–</text:span> В таком случае мне понадобится твоя помощь, <text:span text:style-name="T14">–</text:span> Луна кивнула Твайлайт. <text:span text:style-name="T14">–</text:span> Ты была её ближайшей и лучшей ученицей и, я надеюсь, поможешь понять мне, где она находится сейчас.</text:p>
      <text:p text:style-name="P2"><text:span text:style-name="T14">–</text:span> Приложу все усилия, Ваше Высочество. Но мне понадобится провести некоторое время в библиотеке Кантерлота.</text:p>
      <text:p text:style-name="P2"><text:span text:style-name="T1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9" text:outline-level="2">Поиск решения</text:h>
      <text:p text:style-name="P117"/>
      <text:p text:style-name="P2"><text:span text:style-name="T1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6">Луна приносит в жертву свою кровь, чтобы путешествие к замку прошло без потерь. Жертва не принимается — Дэш погибает</text:span>&gt;</text:p>
      <text:p text:style-name="P2"><text:span text:style-name="T14">&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14">&gt;</text:span></text:p>
      <text:p text:style-name="P16"/>
      <text:p text:style-name="P2"><text:span text:style-name="T14">&lt;</text:span><text:span text:style-name="T2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5"> Луна создаёт обратный коридор в срок.</text:span><text:span text:style-name="T14">&gt;</text:span></text:p>
      <text:p text:style-name="P2"/>
      <text:h text:style-name="P169"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4">—</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4">—</text:span> виднелось под листвой плюща.</text:p>
      <text:p text:style-name="P2">“Откуда здесь взялся рухнувший Боинг?” <text:span text:style-name="T14">&lt;</text:span><text:span text:style-name="T26">Дуглас </text:span><text:span text:style-name="T30">—</text:span><text:span text:style-name="T26"> </text:span><text:span text:style-name="T30">DC-3</text:span><text:span text:style-name="T1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4">&lt;</text:span><text:span text:style-name="T25">высоко летать нельзя из-за молний</text:span><text:span text:style-name="T14">&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4">—</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4">—</text:span> помогают идти Твайлайт. Макс и Дэш <text:span text:style-name="T1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4">&lt;</text:span><text:span text:style-name="T25">двухмесячной</text:span><text:span text:style-name="T14">&gt;</text:span> давности осталось лишь направление движения.</text:p>
      <text:p text:style-name="P2">И опять, как <text:span text:style-name="T14">&lt;</text:span><text:span text:style-name="T25">два</text:span><text:span text:style-name="T1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4">&lt;</text:span><text:span text:style-name="T25">основного потока</text:span><text:span text:style-name="T1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4">&lt;</text:span><text:span text:style-name="T25">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soft-page-break/>…</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
      <text:h text:style-name="P16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4">&lt;</text:span><text:span text:style-name="T25">три месяца</text:span><text:span text:style-name="T1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4">&gt;</text:span>\Привет, Нексус. Это Макс.</text:p>
      <text:p text:style-name="P2"><text:span text:style-name="T14">&lt;\</text:span>Привет, Макс. Рад тебя видеть.</text:p>
      <text:p text:style-name="P24">Хм. Блок эмоций? Или просто модификация стандартного приветствия?</text:p>
      <text:p text:style-name="P2"><text:span text:style-name="T14">&gt;\</text:span>Нексус, отключи память событий за последнюю неделю.</text:p>
      <text:p text:style-name="P2"><text:span text:style-name="T14">&lt;\</text:span>Выполнено, Макс.</text:p>
      <text:p text:style-name="P2"><text:span text:style-name="T14">&gt;</text:span>\Задача по корпоративной логике. Выдай наиболее оптимальное решение.</text:p>
      <text:p text:style-name="P2"><text:span text:style-name="T14">&lt;\</text:span>Жду с нетерпением, Макс.</text:p>
      <text:p text:style-name="P2"><text:soft-page-break/><text:span text:style-name="T14">&gt;\</text:span>Постановка задачи.</text:p>
      <text:p text:style-name="P2"><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4">&gt;\</text:span>Ограничения.</text:p>
      <text:p text:style-name="P2"><text:span text:style-name="T14">&gt;\</text:span>Ты не можешь подать в суд на компанию Б и ждать результатов, так как за время разбирательства компания А обанкротится.</text:p>
      <text:p text:style-name="P2"><text:span text:style-name="T14">&gt;\</text:span>Задание.</text:p>
      <text:p text:style-name="P2"><text:span text:style-name="T1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4">&lt;\</text:span>Задача принята...</text:p>
      <text:p text:style-name="P2"><text:span text:style-name="T14">&lt;\</text:span>...</text:p>
      <text:p text:style-name="P2"><text:span text:style-name="T14">&lt;\</text:span>...</text:p>
      <text:p text:style-name="P2"><text:span text:style-name="T14">&lt;\</text:span>Решение:</text:p>
      <text:p text:style-name="P2"><text:span text:style-name="T14">&lt;\&lt;</text:span><text:span text:style-name="T25">Не следует противопоставлять злу ещё большее зло - это только усилит его — </text:span><text:span text:style-name="T26">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4">&lt;</text:span><text:span text:style-name="T25">трёх</text:span><text:span text:style-name="T14">&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5">три месяца</text:span><text:span text:style-name="T14">&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14">&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4">&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9" text:outline-level="2">Безнадёжность</text:h>
      <text:p text:style-name="P16">&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4">&lt;</text:span><text:span text:style-name="T25">расширить</text:span><text:span text:style-name="T1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4">&lt;</text:span><text:span text:style-name="T25">расширить</text:span><text:span text:style-name="T1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4">&lt;</text:span><text:span text:style-name="T25">клоунов/санта-клаусов</text:span><text:span text:style-name="T14">&gt;</text:span>, подстерегавших меня на подходе к офису. Возвратившись домой я с удивлением обнаружил сзади <text:span text:style-name="T14">&lt;</text:span><text:span text:style-name="T25">пять</text:span><text:span text:style-name="T14">&gt;</text:span>длинную прореху в куртке, <text:span text:style-name="T14">&lt;</text:span><text:span text:style-name="T25">как будто сделанную пятернёй с металлическими когтями</text:span><text:span text:style-name="T14">&gt;</text:span>явно сделанную ударом ножа вдогонку наотмашь <text:span text:style-name="T14">&lt;</text:span><text:span text:style-name="T25">Эпплджек понадобилось два часа, чтобы зашить её</text:span><text:span text:style-name="T1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4">&lt;</text:span><text:span text:style-name="T25">подать фонарь под другим сосусом</text:span><text:span text:style-name="T1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4">&lt;</text:span><text:span text:style-name="T25">уменьшить подозрения — о них должен догадаться Макс</text:span><text:span text:style-name="T1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4">&lt;</text:span><text:span text:style-name="T25">улучшить</text:span><text:span text:style-name="T14">&gt;</text:span>. А тот случай, когда мне пришлось зашивать тебе куртку после нападения убийц <text:span text:style-name="T14">&lt;</text:span><text:span text:style-name="T25">клоунов/санта-клаусов</text:span><text:span text:style-name="T1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9" text:outline-level="2">След?</text:h>
      <text:p text:style-name="P117"/>
      <text:p text:style-name="P2"><text:span text:style-name="T14">&lt;</text:span><text:span text:style-name="T25">сначала эпизод - проверка сумки в серверной</text:span><text:span text:style-name="T14">&gt;</text:span></text:p>
      <text:p text:style-name="P2"><text:span text:style-name="T14">&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4">&lt;</text:span><text:span text:style-name="T25">“Последний Единорог” Питера Бигла</text:span><text:span text:style-name="T1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oft-page-break/><text:span text:style-name="T14">&lt;</text:span><text:span text:style-name="T25">расширить. Перед кафешкой - диалог с Флатти и ЭйДжей. Все думают, что наконец-то нашли Селестию. Все ликуют</text:span><text:span text:style-name="T14">&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4">&lt;</text:span><text:span text:style-name="T25">Расширить сцену в кафе. Ожидание, подьём и… падение ожиданий</text:span><text:span text:style-name="T14">&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5">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9" text:outline-level="2">Озарение</text:h>
      <text:p text:style-name="P2"/>
      <text:p text:style-name="P2"><text:span text:style-name="T14">&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97"><text:soft-page-break/></text:p>
      <text:p text:style-name="P9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7"/>
      <text:p text:style-name="P93">Разговор не клеился.</text:p>
      <text:p text:style-name="P9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7"><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7"><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7"><text:span text:style-name="T14">– </text:span>Ну хорошо. Убедила. В конце-концов, можем поступить так. Вы с Флатти вернётесь обратно а я продолжу поиски здесь.</text:p>
      <text:p text:style-name="P97"><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97"><text:span text:style-name="T14">– </text:span>Вы можете связываться со мной раз в месяц по коридору.</text:p>
      <text:p text:style-name="P97"><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7"><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7">Эпплджек недоверчиво хмыкнула.</text:p>
      <text:p text:style-name="P97"><text:span text:style-name="T1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7"><text:span text:style-name="T1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7"><text:span text:style-name="T14">– </text:span>Конечно оставаться. Кто ещё, кроме нас, может найти её?</text:p>
      <text:p text:style-name="P97"><text:span text:style-name="T14">– </text:span>Я думал, ты не сможешь оставить Энджела и всех остальных надолго.</text:p>
      <text:p text:style-name="P97"><text:soft-page-break/><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2"><text:span text:style-name="T14">– </text:span>Извини, Флаттершай, забылся.</text:p>
      <text:p text:style-name="P102"><text:span text:style-name="T14">– </text:span>Та ладно, я ж не против, – возразила Эпплджек. – Не парься, Флатти. Было б хуже, если б он <text:s/>назвал меня Эпплджек на людях.</text:p>
      <text:p text:style-name="P102"><text:span text:style-name="T14">– </text:span>Ты так... – запнулась Флаттершай. – Так быстро забыла свою ферму. И...</text:p>
      <text:p text:style-name="P102"><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2"><text:span text:style-name="T14">– </text:span>Как ты можешь так говорить? – расплакалась Флаттершай.</text:p>
      <text:p text:style-name="P102"><text:span text:style-name="T14">– </text:span>Эй, девушки, не ссорьтесь! Мы — одна команда! И надеюсь, останемся ею и в дальнейшем. </text:p>
      <text:list xml:id="list5477858646099802119"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2"><text:span text:style-name="T14">– </text:span>А если нет? – Эпплджек смотрела мне мне прямо в глаза.</text:p>
      <text:list xml:id="list185637375867162" text:continue-numbering="true" text:style-name="L5">
        <text:list-header>
          <text:p text:style-name="P159">Я молча пожал плечами. Эпплджек уверенно продолжила.</text:p>
        </text:list-header>
      </text:list>
      <text:p text:style-name="P102"><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2"><text:span text:style-name="T14">– </text:span>Спасибо, ЭйДжей.</text:p>
      <text:p text:style-name="P102"><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637015548546" text:continue-numbering="true" text:style-name="L5">
        <text:list-header>
          <text:p text:style-name="P159">Флаттершай пробормотала нечто, показавшееся мне знакомым.</text:p>
        </text:list-header>
      </text:list>
      <text:p text:style-name="P102"><text:span text:style-name="T14">– </text:span>Флатти, ты что-то сказала? Я не расслышал.</text:p>
      <text:p text:style-name="P102"><text:span text:style-name="T14">– </text:span>Намерение Изменяет Реальность.</text:p>
      <text:p text:style-name="P102"><text:span text:style-name="T14">– </text:span>Эээ. А где ты слышала эту фразу, если не секрет?</text:p>
      <text:p text:style-name="P102"><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637269620080"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102"><text:span text:style-name="T14">– </text:span>Флатти, ЭйДжей, буду через час. Ждите!</text:p>
      <text:p text:style-name="P97"/>
      <text:h text:style-name="P168" text:outline-level="2">Почти.</text:h>
      <text:p text:style-name="P114"/>
      <text:p text:style-name="P102">В офисе меня встретил лыбящийся Стас.</text:p>
      <text:p text:style-name="P10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2">Я уставился на Стаса и он, захлёбываясь от торопливости, начал <text:span text:style-name="T14">расказывать</text:span>.</text:p>
      <text:p text:style-name="P10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2">– Ты его уничтожил?</text:p>
      <text:p text:style-name="P102">– Кого?</text:p>
      <text:p text:style-name="P102">– Этический модуль. Селестию.</text:p>
      <text:p text:style-name="P10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2">– Ты его уничтожил?</text:p>
      <text:p text:style-name="P10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2">– То есть, на домашнем компьютере Влада модуль работает и дальше?</text:p>
      <text:p text:style-name="P102">– Ага. К нему-то у меня доступа нету. Но в кластер к Нексусу он больше не пролезет.</text:p>
      <text:p text:style-name="P102">– Спасибо, Стас. Ты молодец.</text:p>
      <text:p text:style-name="P102">Ниточка, чуть было не прервавшаяся в офисе, повела в квартиру Влада.</text:p>
      <text:p text:style-name="P102"/>
      <text:h text:style-name="P168" text:outline-level="2">Дискорд</text:h>
      <text:p text:style-name="P117"/>
      <text:p text:style-name="P114">Девушки поспешно собирались, пока я растолковывал им задачу.</text:p>
      <text:p text:style-name="P114"><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14">– </text:span>Это тот твой приятель, который разбился с полгода назад? – спросила Эпплджек.</text:p>
      <text:p text:style-name="P114"><text:span text:style-name="T14">– </text:span>Да, это он.</text:p>
      <text:p text:style-name="P114"><text:span text:style-name="T14">– </text:span>А как мы попадём в его квартиру? Там сейчас кто-то живёт? – Флаттершай прыгала на одной ноге, натягивая кед.</text:p>
      <text:p text:style-name="P114"><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5">Плохо написано!</text:span><text:span text:style-name="T14">&gt;</text:span></text:p>
      <text:p text:style-name="P115"><text:soft-page-break/>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14">– </text:span>Макс, что случилось? У нас проблемы?</text:p>
      <text:p text:style-name="P115"><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14">–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14">– </text:span>Нет нужды. Лучше станьте-ка сзади меня так, чтобы заслонить от этих бабулек и от вооон той камеры наблюдения.</text:p>
      <text:list xml:id="list6518082056733672049"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2">Раздался лёгкий «кряк» и дверь подалась.</text:p>
      <text:p text:style-name="P138"><text:span text:style-name="T14">– </text:span>Девушки, заходим.</text:p>
      <text:p text:style-name="P9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2">Прихожая встретила нас толстым слоем пыли. Мы тихонько прошли внутрь и я закрыл дверь изнутри.</text:p>
      <text:p text:style-name="P97"><text:span text:style-name="T1">Компьютер</text:span> стоял там же, где и обычно <text:span text:style-name="T1">— в личном кабинете Влада на столе у окна.</text:span></text:p>
      <text:p text:style-name="P138"><text:span text:style-name="T14">– </text:span>Макс, тут окно разбито! И верёвка какая-то висит. – крикнула Флаттершай из кухни.</text:p>
      <text:p text:style-name="P138"><text:span text:style-name="T14">– </text:span>Оставь, Флатти, не сейчас! – отмахнулся я.</text:p>
      <text:p text:style-name="P145">Лампочка питания на ноутбуке горела, <text:s/>но подключенный монитор оставался тёмным. Я постучал по пробелу, но безрезультатно.</text:p>
      <text:p text:style-name="P138"><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38"><text:span text:style-name="T14">– </text:span>Монитор выключен. – <text:s/>раздалось из угла. Кресло с высокой спинкой повернулось, открыв нашим взорам Дискорда. </text:p>
      <text:p text:style-name="P13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8">Он приподнял панамку, дурашливо здороваясь.</text:p>
      <text:p text:style-name="P138"><text:soft-page-break/><text:span text:style-name="T14">– </text:span>Оп-па! – пробормотала Эпплджек. – Нежданчик!</text:p>
      <text:p text:style-name="P138"><text:span text:style-name="T14">–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4">– </text:span>А почему ты вообще решил искать нас тут? – спросила Эпплджек. – Приехал бы домой. Мы б тебя чаем напоили.</text:p>
      <text:p text:style-name="P118"><text:span text:style-name="T14">– </text:span>Видишь ли, дорогая Эй-Джей, я с самого начала знал, где находится наша уважаемая принцесса, а времени в обрез, так что...</text:p>
      <text:p text:style-name="P126">В проёме дверей появилась Флаттершай.</text:p>
      <text:p text:style-name="P118"><text:span text:style-name="T14">– </text:span>С кем это вы тут разговариваете?</text:p>
      <text:list xml:id="list6685916184200315942" text:style-name="L7">
        <text:list-header>
          <text:p text:style-name="P1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6">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8">На лице Дискорда появилось удивлённо-мечтательное выражение и он вырубился.</text:p>
      <text:p text:style-name="P138"/>
      <text:h text:style-name="P169" text:outline-level="2">Селестия</text:h>
      <text:p text:style-name="P138"/>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8">Включенный монитор показал схематическое изображение Селестиии, </text:p>
      <text:p text:style-name="P139">&gt;\<text:span text:style-name="T1">Привет, Селестия. Это Макс. Как себя чувствуешь?</text:span></text:p>
      <text:p text:style-name="P139">&lt;\<text:span text:style-name="T1">Макс? МАКС??? МА-А-А-АКС!!! НАКОНЕЦ-ТО! КАК Я РАДА ТЕБЯ СЛЫШАТЬ! </text:span></text:p>
      <text:p text:style-name="P139">&gt;\<text:span text:style-name="T1">Я рад, что нашёл тебя, Тия.</text:span></text:p>
      <text:p text:style-name="P13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9">&gt;\<text:span text:style-name="T1">Тия, я сейчас подключу микрофон и колонки, и мы сможем общаться более удобно.</text:span></text:p>
      <text:p text:style-name="P138">…</text:p>
      <text:p text:style-name="P138">– Привет опять. Как ты меня слышишь?</text:p>
      <text:p text:style-name="P138"><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9">– <text:span text:style-name="T1">Могу себе представить. Как-то раз я провёл три часа камере сенсорной депривации. Мне не понравилось.</text:span></text:p>
      <text:p text:style-name="P138">– Эммм... Ваше Высочество, вы в порядке? Мы так рады, что наконец-то нашли Вас! – вклинилась в разговор Эпплджек.</text:p>
      <text:p text:style-name="P138">– Кто тут? Макс, кто ещё с тобой?</text:p>
      <text:p text:style-name="P139"><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9">– <text:span text:style-name="T1">Девочки? Я рада вас слышать. А Твайлайт нет рядом?</text:span></text:p>
      <text:p text:style-name="P13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8">При этих словах Дискорд замычал и задёргался. Эпплджек нахмурилась и проверила верёвки, привязывающие его к спинке стула.</text:p>
      <text:p text:style-name="P13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8">– Ноутбук — так называется место, где я нахожусь сейчас? А кто это мычит?</text:p>
      <text:p text:style-name="P13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8">– О, духи предков, но зачем??? Почему у него кляп во рту?</text:p>
      <text:p text:style-name="P138">– Мы связали его. Он нас предал. И тебя. И Эквестрию. Всех.</text:p>
      <text:p text:style-name="P138">При этих словах Эпплджек и Флаттершай непонимающе уставились на меня, а Дискорд протестующе замычал.</text:p>
      <text:p text:style-name="P138">Я начал рассказывать о своих догадках, и непонимающее выражение на лицах девушек сменилось удивлением.</text:p>
      <text:p text:style-name="P13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8">– А зачем тогда ты приложила его книгой? – непонимающе уставился я на неё.</text:p>
      <text:p text:style-name="P138">– Потому что ты напал на него. Я и подумала — тебе виднее. И подсобила.</text:p>
      <text:p text:style-name="P138">Флаттершай отрицающе мотнула головой.</text:p>
      <text:p text:style-name="P138">– Не может Дискорд быть предателем. Он мой друг.</text:p>
      <text:p text:style-name="P138">Дискорд благодарственно замычал и закивал головой.</text:p>
      <text:p text:style-name="P13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8">Дискорд завёл глаза на лоб и обречённо завыл.</text:p>
      <text:p text:style-name="P138">– Макс, постой. Дай мне поговорить с ним. – сказала Селестия. – Не могу поверить, что Дискорд на такое пошёл.</text:p>
      <text:p text:style-name="P138">– Ну хорошо. Поговори. Послушаем, что он скажет.</text:p>
      <text:p text:style-name="P138">Я красноречиво покачал кулак перед его носом и вытащил кляп.</text:p>
      <text:p text:style-name="P138">...</text:p>
      <text:p text:style-name="P127"><text:soft-page-break/>– Ффы, тьфу, пффф, пфу! <text:span text:style-name="T14">&lt;</text:span><text:span text:style-name="T25">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27">– Это я-то устраиваю цирк?!! ДА ТЫ НА СЕБЯ ПОСМОТРИ, КЛОУН!!! На людей кидаешься, чашками бросаешься, вон, мне нос разбил! Дерёшься...</text:p>
      <text:p text:style-name="P127">Я угрожающе поднёс тряпку к лицу Дискорда.</text:p>
      <text:p text:style-name="P127">– Ещё одно слово в таком тоне, и ты заткнёшься, а мы уйдём в Эквестрию без тебя!</text:p>
      <text:p text:style-name="P12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7">Дискорд демонстративно закрыл рот и посвистывая уставился в потолок.</text:p>
      <text:p text:style-name="P127">Разговор зашёл в тупик.</text:p>
      <text:p text:style-name="P130"/>
      <text:p text:style-name="P131">На мониторе высветился текст:</text:p>
      <text:p text:style-name="P1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1"/>
      <text:p text:style-name="P131">Из колонок послышался лёгкий шорох.</text:p>
      <text:p text:style-name="P127">– Дик, сейчас не время для ссор. – голос Селестии был мягким, но настойчивым. – Мы в одной лодке.</text:p>
      <text:p text:style-name="P127">– Тебе легко говорить! Тебе не разбивали нос и не оскорбляли угрозами!</text:p>
      <text:p text:style-name="P127">– Ты должен понимать, что у Макса были все основания так себя вести. Твоё поведение вызвало подозрения у него, ведь он мало тебя знает. </text:p>
      <text:p text:style-name="P127">К уговорам Селестии присоединилась Флаттершай.</text:p>
      <text:p text:style-name="P127">– Дискорд, миленький, прости его. Макс хороший. Он просто не знал, что ты тоже хороший...</text:p>
      <text:p text:style-name="P127">У Дискорда покраснели уши и он засмущался и заворчал.</text:p>
      <text:p text:style-name="P12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7">Я пропустил «дятла» мимо ушей.</text:p>
      <text:p text:style-name="P1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8">***</text:p>
      <text:p text:style-name="P12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7">Потому разбрасываться такой возможностью не стоит. Если уж тебе повезло оказаться в новом мире — исследуй его сполна!..</text:p>
      <text:p text:style-name="P128">***</text:p>
      <text:p text:style-name="P133">&lt;<text:span text:style-name="T26">сюда можно вставить похождения Дискорда — вторая неопубликованная глава. Первая — секс с Селестией</text:span>&gt;</text:p>
      <text:p text:style-name="P128">***</text:p>
      <text:p text:style-name="P131">– Развяжите мне, наконец, руки! Или хотя бы одну. Плечами жестикулировать неудобно.... </text:p>
      <text:p text:style-name="P131">Я развязал Дискорду левую руку.</text:p>
      <text:p text:style-name="P1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1">Дискорд принялся разминать затёкшее запястье.</text:p>
      <text:p text:style-name="P1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1">– Какое письмо, Корди? – вскинулась до этого зачарованно слушавшая Дискорда Флаттершай.</text:p>
      <text:p text:style-name="P131">– Ну ваше же! Вы с Эпплджек написали мне о своих мытарствах тут. Вежливо так написали, спасибо...</text:p>
      <text:p text:style-name="P131">Флаттершай покрылась пунцовыми пятнами.</text:p>
      <text:p text:style-name="P131">– Я... Мы... – тут она совсем стушевалась.</text:p>
      <text:p text:style-name="P131">– Так а почему ты сказал, что никто не уйдёт в Эквестрию? – наконец перебила Дискорда скучавшая до этого Эпплджек.</text:p>
      <text:p text:style-name="P131">Дискорд уставился на неё долгим взглядом, а потом хлопнул себя по лбу.</text:p>
      <text:p text:style-name="P1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0">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31">– И что? – продолжила его мысль Эпплджек.</text:p>
      <text:p text:style-name="P131">– Эквестрийские <text:span text:style-name="T14">&lt;</text:span><text:span text:style-name="T25">три месяца</text:span><text:span text:style-name="T14">&gt;</text:span> КО-РО-ЧЕ местных. – с нажимом повторил Дискорд. – По моим подсчётам, на два дня.</text:p>
      <text:p text:style-name="P131">– И?!! – до меня уже дошло, но Эпплджек продолжала тупить.</text:p>
      <text:p text:style-name="P131"><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1">– СКОЛЬКО??? – воскликнули хором я и девушки.</text:p>
      <text:p text:style-name="P131">Дискорд открыл было рот, но его слова заглушил звонок в дверь.</text:p>
      <text:p text:style-name="P131">– ОТКРОЙТЕ, ПОЛИЦИЯ! Вам даётся полминуты, чтобы открыть дверь. Через тридцать секунд дверь будет выбита!</text:p>
      <text:p text:style-name="P1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1">Блядь!</text:p>
      <text:p text:style-name="P131">– На крышу, живо!!! Через окно на кухне! – зашипел Дискорд, отчаянно дёргая узлы свободной рукой.</text:p>
      <text:p text:style-name="P131">Эпплджек, одной рукой сгребя в охапку ноутбук, второй увлекая Флаттершай, кинулась на кухню.</text:p>
      <text:p text:style-name="P131">– А толку? Куда мы с крыши денемся? – спросил я растерянно. Дискорд только раздражённо зарычал в ответ.</text:p>
      <text:p text:style-name="P127">Дверь содрогнулась от мощного удара. Послышался стук падающей штукатурки. Я сломя голову кинулся на кухню.</text:p>
      <text:p text:style-name="P127">– Развяжи меня, идиот!!! – гаркнул вдогонку Дискорд.</text:p>
      <text:p text:style-name="P12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 </text:p>
      <text:p text:style-name="P12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7">Верёвка в кухонном окне дёргалась от движений лезущих по ней Флатти и Эпплджек. Я словил её рукой и стал на подоконник.</text:p>
      <text:p text:style-name="P127">Чёрт!</text:p>
      <text:p text:style-name="P12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7">Но нет, триста тысяч чертей, раз девушки смогли – я тоже смогу!</text:p>
      <text:p text:style-name="P12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7">Чёрт! Чёрт! Чёрт! Чёрт!</text:p>
      <text:p text:style-name="P127">Бля!!!...</text:p>
      <text:p text:style-name="P127">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27"/>
      <text:h text:style-name="P169" text:outline-level="2">Назад, в Эквестрию</text:h>
      <text:p text:style-name="P127"/>
      <text:p text:style-name="P127">Долго паниковать не пришлось. </text:p>
      <text:p text:style-name="P127">Я почувствовал сильный рывок за шиворот и захват поперёк груди. </text:p>
      <text:p text:style-name="P127">– ОТПУСТИ ДЕВЧОНКУ!!! – загрохотало мне в ухо. Я открыл глаза.</text:p>
      <text:p text:style-name="P12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7">Я чуть поднял глаза и уставился в чешуйчатую морду дракон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7">Наконец это ему удалось, и дальнейший подъём на крышу происходил в молчании.</text:p>
      <text:p text:style-name="P12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7">Флаттершай оторвала заплаканное лицо от моей ветровки.</text:p>
      <text:p text:style-name="P127"><text:soft-page-break/>– Да-да, ты прав, Корди. Я готова.</text:p>
      <text:p text:style-name="P127">На длинной шее Дискорда разместились Эпплджек и Флаттершай. Я, для сохранения баланса, разместился позади крыльев.</text:p>
      <text:p text:style-name="P127">Дискорд расправил крылья и начал короткую пробежку к краю.</text:p>
      <text:p text:style-name="P1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7">И мы полетели навстречу закату.</text:p>
      <text:p text:style-name="P12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7">Впереди по курсу увеличивалась громада моей высотки. Дискорд летел прямо на разрыв в ограждении, который я проделал <text:span text:style-name="T14">&lt;</text:span><text:span text:style-name="T25">полгода</text:span><text:span text:style-name="T14">&gt;</text:span> назад своим проходом в Эквестрию.</text:p>
      <text:p text:style-name="P12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7">– Пристегните ремни! – проревел Дискорд, резко ускоряясь. – Будет весело!!!</text:p>
      <text:p text:style-name="P12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7">– ЙУУУУУУУХХХУУУУУ!!! – заорал Дискорд, сложил крылья и врезался в шар.</text:p>
      <text:p text:style-name="P132">&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4" text:outline-level="1">Беседа за столиком в ночи</text:h>
      <text:p text:style-name="P99">Из-за заинтересованности Эквуса в Максе, тому не приходится прилагать усилий для 34 — на что ему указывает Анакорн</text:p>
      <text:p text:style-name="P10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7"><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97"><text:span text:style-name="T1">– </text:span>Анакорн. <text:span text:style-name="T1">– о</text:span>трекомендовался он. <text:span text:style-name="T14">– </text:span><text:span text:style-name="T1">Демиург.</text:span></text:p>
      <text:p text:style-name="P97"><text:span text:style-name="T1">– </text:span>П-привет. Макс. <text:span text:style-name="T1">– в</text:span> смятении представился я.</text:p>
      <text:p text:style-name="P9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97"><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9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7"><text:span text:style-name="T1">Юноша</text:span> закинул ногу за ногу и пытливо смотрел на меня, играя карандашём .</text:p>
      <text:p text:style-name="P97">Я совсем запутался.</text:p>
      <text:p text:style-name="P97"><text:span text:style-name="T1">– </text:span>Какая проблема? Какое решение? Кто ты <text:span text:style-name="T1">вообще</text:span>?</text:p>
      <text:p text:style-name="P97"><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4"/>
      <text:p text:style-name="P102"/>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6">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05">Ко мне наконец-то пришло понимание ситуации.</text:p>
      <text:p text:style-name="P10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3">–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14">&lt;</text:span>упомянуть в эпизоде на Терре, что МЛП-сериал закрылся год назад<text:span text:style-name="T14">&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9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9">–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5">– Верни Рэйнбоу!!!</text:p>
      <text:p text:style-name="P105">Обломки карандаша выпали из кулака Анакорна на столик.</text:p>
      <text:p text:style-name="P105">– Э-э-э… м-м-м… ну-у-у...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5">– Нет. Плата остаётся неизменной. Тут мы квиты. У меня тоже мало шансов помочь тебе — я не имею ни малейшего понятия, как это сделать.</text:p>
      <text:p text:style-name="P105">Ставшие почти прозрачными стены комнаты снова обрели материальность. Анакорн пожал плечами и протянул мне руку через столик.</text:p>
      <text:p text:style-name="P10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5">Я задумался.</text:p>
      <text:p text:style-name="P10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5">Анакорн почесал в затылке.</text:p>
      <text:p text:style-name="P105">– А кьютимарки? Как, <text:span text:style-name="T14">&lt;</text:span><text:span text:style-name="T30">чёрт</text:span><text:span text:style-name="T14">&gt;</text:span> меня побери, объяснить кьютимарки?</text:p>
      <text:p text:style-name="P105">– А кьютимарки ты сам даришь пони, когда распознаёшь их жизненное предназначение.</text:p>
      <text:p text:style-name="P10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5">Я пожал плечами.</text:p>
      <text:p text:style-name="P105">– А по-другому я не могу объяснить их появление. К сожалению.</text:p>
      <text:p text:style-name="P14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0">– Хорошо. Уболтал. Кьютимарки беру на себя. Так и знал, что мне самое трудное достанется!</text:p>
      <text:p text:style-name="P14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0">Анакорн проследил мой взгляд.</text:p>
      <text:p text:style-name="P140">– Нечего так смотреть. Если я стану применять магию вместо ловкости, теряется весь смысл упражнения... О, глянь-ка на Эквус!</text:p>
      <text:p text:style-name="P14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0"/>
      <text:p text:style-name="P142">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3"/>
      <text:p text:style-name="P14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2"/>
      <text:p text:style-name="P142"/>
      <text:p text:style-name="P140">Я опять задумался. В голове было пусто. Хотя, если подумать с точки зрения программиста, можно... Наверное можно, раз все предыдущее прокатило...</text:p>
      <text:p text:style-name="P141">–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1">– Не понял? Это как? Как ты совместишь разрушенную магическими войнами Эквестрию с романтически-сексуальным раем для попаданцев?</text:p>
      <text:p text:style-name="P141"><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1">Анакорн долго мусолил карандаш, а потом вдруг заржал.</text:p>
      <text:p text:style-name="P141"><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1"><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41">Анакорн примирительно похлопал меня по плечу.</text:p>
      <text:p text:style-name="P141"><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1">Я подозрительно посмотрел на Анакорна.</text:p>
      <text:p text:style-name="P141"><text:span text:style-name="T14">– </text:span>Какой ещё, нафиг, «мой фанфик»? Я никакого фанфика не писал. И не собираюсь, вообще-то.</text:p>
      <text:p text:style-name="P141">Анакорн ехидно ухмыльнулся и откинулся в кресле, переплетя пальцы за затылком.</text:p>
      <text:p text:style-name="P141"><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0"><text:soft-page-break/><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0"><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0"><text:span text:style-name="T14">– </text:span>Факн щит<text:note text:id="ftn13" text:note-class="footnote"><text:note-citation>13</text:note-citation><text:note-body><text:p text:style-name="P13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0">Анакорн развёл руками.</text:p>
      <text:p text:style-name="P140"><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0">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99">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text:soft-page-break/>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14">&lt;</text:span><text:span text:style-name="T25">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7">&lt;<text:span text:style-name="T1">- Но если миры Эквестрии станут существовать — появятся и те из них, в которых тьма страданий, постапокалипсис.</text:span></text:p>
      <text:p text:style-name="P107"><text:span text:style-name="T1">- И это лучше, чем не существовать, поверь</text:span>&gt;</text:p>
      <text:p text:style-name="P103">***</text:p>
      <text:p text:style-name="P103"/>
      <text:p text:style-name="P102"><text:soft-page-break/>&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14">&lt;</text:span><text:span text:style-name="T25">полгода</text:span><text:span text:style-name="T14">&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25"> - Ты морочила мне яйца, чтобы заинтересовать? Всё, как Свирл указал?</text:span></text:p>
      <text:p text:style-name="P9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9">Я покачал головой.</text:p>
      <text:p text:style-name="P102"><text:span text:style-name="T2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2">– <text:s text:c="2"/>За благополучие Эквестрии я бы и не ТАК разопнулась.<text:span text:style-name="T14">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7">Селестия кивнула, соглашаясь, и образ её начал меркнуть.</text:p>
      <text:p text:style-name="P132">– <text:span text:style-name="T1">Окей. Будь счастлив и... спасибо тебе за всё, Макс.</text:span></text:p>
      <text:p text:style-name="P127">…</text:p>
      <text:p text:style-name="P13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7">Он нахлобучил на себя невесть откуда взявшуюся двууголку.</text:p>
      <text:p text:style-name="P127">– Как вам это нравится, господа?! Дискорд — спаситель Эквестрии! А ведь звучит!!! Разрешите откланяться!..</text:p>
      <text:p text:style-name="P127"><text:soft-page-break/></text:p>
      <text:list xml:id="list6288838114418319316" text:style-name="L8">
        <text:list-header>
          <text:p text:style-name="P161">(<text:span text:style-name="T32">Луна — как повелительница снов, слышала разговор Макса с Анакорном</text:span>)</text:p>
          <text:p text:style-name="P162"/>
        </text:list-header>
      </text:list>
      <text:p text:style-name="P128">***</text:p>
      <text:p text:style-name="P97"><text:span text:style-name="T1">–</text:span> Ты?..</text:p>
      <text:p text:style-name="P97"><text:span text:style-name="T1">–</text:span> Ты??!</text:p>
      <text:p text:style-name="P97"><text:span text:style-name="T1">–</text:span> Ты мне снишься??</text:p>
      <text:p text:style-name="P97"><text:span text:style-name="T1">–</text:span> Это ты мне снишься!!</text:p>
      <text:p text:style-name="P97"><text:span text:style-name="T1">–</text:span> Неважно… Пусть мы друг-другу снимся… Ты как, Дэш?</text:p>
      <text:p text:style-name="P9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6">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97"><text:span text:style-name="T28">- Точно? Ну офигеть! </text:span>А ты как?</text:p>
      <text:p text:style-name="P97"><text:span text:style-name="T1">–</text:span> И я в порядке. Вот, возвращаюсь в свой мир. Ну, не совсем в свой. Почти в свой.</text:p>
      <text:p text:style-name="P97"><text:span text:style-name="T1">–</text:span> Навсегда?</text:p>
      <text:p text:style-name="P97"><text:span text:style-name="T1">–</text:span> Скорее всего, да.</text:p>
      <text:p text:style-name="P97"><text:span text:style-name="T1">–</text:span> Это плохо. Я хотела тебе сказать…</text:p>
      <text:p text:style-name="P97"><text:span text:style-name="T1">–</text:span> Не надо, Дэш. Не стоит терзать себя. Мне тоже очень хотелось остаться. Но так надо.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Рэрити, и Селестию, и всех-всех-всех… Таковы правила.</text:p>
      <text:p text:style-name="P97"><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97">Я опустил руку на шею Дэш и ощутил теплоту и лёгкое покалывание в пустоте.</text:p>
      <text:p text:style-name="P97"><text:span text:style-name="T14">–</text:span> Мне кажется, Дэш, <text:span text:style-name="T1">м</text:span>ы найдём способ связаться. Рано или поздно.</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 Я всё ещё помню…</text:p>
      <text:p text:style-name="P97"/>
      <text:h text:style-name="P169" text:outline-level="2"><text:soft-page-break/>Земля</text:h>
      <text:p text:style-name="P100">Музыкальная тема из бегущего по лезвию бритвы — <text:span text:style-name="T14">Mission impossible</text:span></text:p>
      <text:p text:style-name="P101">&lt;Ужас возвращения из тёплого волшебного мира друзей в холодную скучную реальность.&gt;</text:p>
      <text:p text:style-name="P9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94"><text:span text:style-name="T1">Я нашарил ногами тапки и пошёл в ванную. Проходя мимо стола, зацепился взглядом за</text:span> эскиз <text:span text:style-name="T1">рисунка</text:span>.</text:p>
      <text:p text:style-name="P9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5">Доставая из стола ключи от машины, опять наткнулся взглядом на эскиз.</text:p>
      <text:p text:style-name="P9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5">Назову-ка я фантазию «Последний фанфик».</text:p>
      <text:p text:style-name="P95"/>
      <text:p text:style-name="P95"/>
      <text:p text:style-name="P95"/>
      <text:p text:style-name="P97"/>
      <text:p text:style-name="P97"/>
      <text:p text:style-name="P97"/>
      <text:p text:style-name="P9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7"><text:soft-page-break/></text:p>
      <text:p text:style-name="P9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7"/>
      <text:p text:style-name="P97"/>
      <text:p text:style-name="P97"/>
      <text:p text:style-name="P97"/>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4">&lt;</text:span><text:span text:style-name="T26">Живая лошадь — не кошка, ухаживать за ней сложнее</text:span><text:span text:style-name="T1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4">–</text:span> Держись! <text:span text:style-name="T1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4">&lt;</text:span><text:span text:style-name="T25">взгляд</text:span><text:span text:style-name="T1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4">—</text:span> выглядело по-дурацки, но тем-не-менее <text:span text:style-name="T14">—</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6T18:56:35.843000000</dc:date>
    <meta:editing-duration>P87DT8H10M47S</meta:editing-duration>
    <meta:editing-cycles>5098</meta:editing-cycles>
    <meta:generator>LibreOffice/5.1.0.3$Windows_x86 LibreOffice_project/5e3e00a007d9b3b6efb6797a8b8e57b51ab1f737</meta:generator>
    <meta:document-statistic meta:table-count="0" meta:image-count="0" meta:object-count="0" meta:page-count="175" meta:paragraph-count="3616" meta:word-count="80177" meta:character-count="531543" meta:non-whitespace-character-count="451181"/>
  </office:meta>
</office:document-meta>
</file>